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3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ARALLEL MERGE</text:p>
          </table:table-cell>
          <table:table-cell table:number-columns-repeated="34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41"/>
        </table:table-row>
        <table:table-row table:style-name="ro1">
          <table:table-cell office:value-type="float" office:value="23651800" calcext:value-type="float">
            <text:p>23651800</text:p>
          </table:table-cell>
          <table:table-cell office:value-type="float" office:value="23595500" calcext:value-type="float">
            <text:p>23595500</text:p>
          </table:table-cell>
          <table:table-cell office:value-type="float" office:value="23706700" calcext:value-type="float">
            <text:p>237067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629900" calcext:value-type="float">
            <text:p>23629900</text:p>
          </table:table-cell>
          <table:table-cell office:value-type="float" office:value="23690200" calcext:value-type="float">
            <text:p>23690200</text:p>
          </table:table-cell>
          <table:table-cell office:value-type="float" office:value="23818200" calcext:value-type="float">
            <text:p>23818200</text:p>
          </table:table-cell>
          <table:table-cell office:value-type="float" office:value="23635600" calcext:value-type="float">
            <text:p>23635600</text:p>
          </table:table-cell>
          <table:table-cell office:value-type="float" office:value="23590200" calcext:value-type="float">
            <text:p>23590200</text:p>
          </table:table-cell>
          <table:table-cell office:value-type="float" office:value="23969500" calcext:value-type="float">
            <text:p>23969500</text:p>
          </table:table-cell>
          <table:table-cell office:value-type="float" office:value="23745800" calcext:value-type="float">
            <text:p>23745800</text:p>
          </table:table-cell>
          <table:table-cell office:value-type="float" office:value="23571200" calcext:value-type="float">
            <text:p>23571200</text:p>
          </table:table-cell>
          <table:table-cell office:value-type="float" office:value="23583500" calcext:value-type="float">
            <text:p>23583500</text:p>
          </table:table-cell>
          <table:table-cell office:value-type="float" office:value="23799300" calcext:value-type="float">
            <text:p>23799300</text:p>
          </table:table-cell>
          <table:table-cell office:value-type="float" office:value="23971000" calcext:value-type="float">
            <text:p>23971000</text:p>
          </table:table-cell>
          <table:table-cell office:value-type="float" office:value="23621200" calcext:value-type="float">
            <text:p>23621200</text:p>
          </table:table-cell>
          <table:table-cell office:value-type="float" office:value="23547700" calcext:value-type="float">
            <text:p>23547700</text:p>
          </table:table-cell>
          <table:table-cell office:value-type="float" office:value="23679200" calcext:value-type="float">
            <text:p>23679200</text:p>
          </table:table-cell>
          <table:table-cell office:value-type="float" office:value="23665100" calcext:value-type="float">
            <text:p>23665100</text:p>
          </table:table-cell>
          <table:table-cell office:value-type="float" office:value="23558700" calcext:value-type="float">
            <text:p>23558700</text:p>
          </table:table-cell>
          <table:table-cell office:value-type="float" office:value="23955500" calcext:value-type="float">
            <text:p>23955500</text:p>
          </table:table-cell>
          <table:table-cell office:value-type="float" office:value="23759200" calcext:value-type="float">
            <text:p>23759200</text:p>
          </table:table-cell>
          <table:table-cell office:value-type="float" office:value="23622800" calcext:value-type="float">
            <text:p>23622800</text:p>
          </table:table-cell>
          <table:table-cell office:value-type="float" office:value="23554900" calcext:value-type="float">
            <text:p>23554900</text:p>
          </table:table-cell>
          <table:table-cell office:value-type="float" office:value="23627500" calcext:value-type="float">
            <text:p>23627500</text:p>
          </table:table-cell>
          <table:table-cell office:value-type="float" office:value="23966400" calcext:value-type="float">
            <text:p>23966400</text:p>
          </table:table-cell>
          <table:table-cell office:value-type="float" office:value="23882700" calcext:value-type="float">
            <text:p>23882700</text:p>
          </table:table-cell>
          <table:table-cell office:value-type="float" office:value="23601800" calcext:value-type="float">
            <text:p>23601800</text:p>
          </table:table-cell>
          <table:table-cell office:value-type="float" office:value="23624100" calcext:value-type="float">
            <text:p>23624100</text:p>
          </table:table-cell>
          <table:table-cell office:value-type="float" office:value="23744400" calcext:value-type="float">
            <text:p>23744400</text:p>
          </table:table-cell>
          <table:table-cell office:value-type="float" office:value="23547900" calcext:value-type="float">
            <text:p>23547900</text:p>
          </table:table-cell>
          <table:table-cell office:value-type="float" office:value="23969000" calcext:value-type="float">
            <text:p>23969000</text:p>
          </table:table-cell>
          <table:table-cell office:value-type="float" office:value="23555000" calcext:value-type="float">
            <text:p>23555000</text:p>
          </table:table-cell>
          <table:table-cell office:value-type="float" office:value="23577700" calcext:value-type="float">
            <text:p>23577700</text:p>
          </table:table-cell>
          <table:table-cell office:value-type="float" office:value="23900200" calcext:value-type="float">
            <text:p>23900200</text:p>
          </table:table-cell>
          <table:table-cell office:value-type="float" office:value="23660000" calcext:value-type="float">
            <text:p>23660000</text:p>
          </table:table-cell>
          <table:table-cell office:value-type="float" office:value="23955800" calcext:value-type="float">
            <text:p>23955800</text:p>
          </table:table-cell>
          <table:table-cell office:value-type="float" office:value="23558600" calcext:value-type="float">
            <text:p>23558600</text:p>
          </table:table-cell>
          <table:table-cell office:value-type="float" office:value="23706300" calcext:value-type="float">
            <text:p>23706300</text:p>
          </table:table-cell>
          <table:table-cell office:value-type="float" office:value="23615300" calcext:value-type="float">
            <text:p>23615300</text:p>
          </table:table-cell>
          <table:table-cell office:value-type="float" office:value="23655000" calcext:value-type="float">
            <text:p>23655000</text:p>
          </table:table-cell>
          <table:table-cell office:value-type="float" office:value="23775900" calcext:value-type="float">
            <text:p>23775900</text:p>
          </table:table-cell>
          <table:table-cell office:value-type="float" office:value="23960100" calcext:value-type="float">
            <text:p>23960100</text:p>
          </table:table-cell>
          <table:table-cell office:value-type="float" office:value="23614000" calcext:value-type="float">
            <text:p>23614000</text:p>
          </table:table-cell>
          <table:table-cell office:value-type="float" office:value="23569500" calcext:value-type="float">
            <text:p>23569500</text:p>
          </table:table-cell>
          <table:table-cell office:value-type="float" office:value="23831100" calcext:value-type="float">
            <text:p>23831100</text:p>
          </table:table-cell>
          <table:table-cell office:value-type="float" office:value="23604000" calcext:value-type="float">
            <text:p>23604000</text:p>
          </table:table-cell>
          <table:table-cell office:value-type="float" office:value="23558200" calcext:value-type="float">
            <text:p>23558200</text:p>
          </table:table-cell>
          <table:table-cell office:value-type="float" office:value="23988800" calcext:value-type="float">
            <text:p>23988800</text:p>
          </table:table-cell>
          <table:table-cell office:value-type="float" office:value="23656000" calcext:value-type="float">
            <text:p>23656000</text:p>
          </table:table-cell>
          <table:table-cell office:value-type="float" office:value="23630700" calcext:value-type="float">
            <text:p>23630700</text:p>
          </table:table-cell>
          <table:table-cell office:value-type="float" office:value="23588400" calcext:value-type="float">
            <text:p>23588400</text:p>
          </table:table-cell>
          <table:table-cell office:value-type="float" office:value="23710200" calcext:value-type="float">
            <text:p>23710200</text:p>
          </table:table-cell>
          <table:table-cell office:value-type="float" office:value="23975300" calcext:value-type="float">
            <text:p>23975300</text:p>
          </table:table-cell>
          <table:table-cell office:value-type="float" office:value="23589500" calcext:value-type="float">
            <text:p>23589500</text:p>
          </table:table-cell>
          <table:table-cell office:value-type="float" office:value="23613400" calcext:value-type="float">
            <text:p>23613400</text:p>
          </table:table-cell>
          <table:table-cell office:value-type="float" office:value="23747600" calcext:value-type="float">
            <text:p>23747600</text:p>
          </table:table-cell>
          <table:table-cell office:value-type="float" office:value="23597800" calcext:value-type="float">
            <text:p>23597800</text:p>
          </table:table-cell>
          <table:table-cell office:value-type="float" office:value="23690500" calcext:value-type="float">
            <text:p>23690500</text:p>
          </table:table-cell>
          <table:table-cell office:value-type="float" office:value="23965300" calcext:value-type="float">
            <text:p>23965300</text:p>
          </table:table-cell>
          <table:table-cell office:value-type="float" office:value="23780400" calcext:value-type="float">
            <text:p>23780400</text:p>
          </table:table-cell>
          <table:table-cell office:value-type="float" office:value="23624000" calcext:value-type="float">
            <text:p>23624000</text:p>
          </table:table-cell>
          <table:table-cell office:value-type="float" office:value="23576500" calcext:value-type="float">
            <text:p>23576500</text:p>
          </table:table-cell>
          <table:table-cell office:value-type="float" office:value="23596300" calcext:value-type="float">
            <text:p>23596300</text:p>
          </table:table-cell>
          <table:table-cell office:value-type="float" office:value="23714700" calcext:value-type="float">
            <text:p>23714700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23561100" calcext:value-type="float">
            <text:p>23561100</text:p>
          </table:table-cell>
          <table:table-cell office:value-type="float" office:value="23632600" calcext:value-type="float">
            <text:p>23632600</text:p>
          </table:table-cell>
          <table:table-cell office:value-type="float" office:value="23560600" calcext:value-type="float">
            <text:p>23560600</text:p>
          </table:table-cell>
          <table:table-cell office:value-type="float" office:value="23781400" calcext:value-type="float">
            <text:p>23781400</text:p>
          </table:table-cell>
          <table:table-cell office:value-type="float" office:value="23940500" calcext:value-type="float">
            <text:p>23940500</text:p>
          </table:table-cell>
          <table:table-cell office:value-type="float" office:value="23850700" calcext:value-type="float">
            <text:p>238507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4000400" calcext:value-type="float">
            <text:p>24000400</text:p>
          </table:table-cell>
          <table:table-cell office:value-type="float" office:value="23965200" calcext:value-type="float">
            <text:p>23965200</text:p>
          </table:table-cell>
          <table:table-cell office:value-type="float" office:value="23684900" calcext:value-type="float">
            <text:p>23684900</text:p>
          </table:table-cell>
          <table:table-cell office:value-type="float" office:value="23933300" calcext:value-type="float">
            <text:p>23933300</text:p>
          </table:table-cell>
          <table:table-cell office:value-type="float" office:value="24006900" calcext:value-type="float">
            <text:p>24006900</text:p>
          </table:table-cell>
          <table:table-cell office:value-type="float" office:value="23940400" calcext:value-type="float">
            <text:p>23940400</text:p>
          </table:table-cell>
          <table:table-cell office:value-type="float" office:value="23933400" calcext:value-type="float">
            <text:p>23933400</text:p>
          </table:table-cell>
          <table:table-cell office:value-type="float" office:value="24058000" calcext:value-type="float">
            <text:p>24058000</text:p>
          </table:table-cell>
          <table:table-cell office:value-type="float" office:value="23999300" calcext:value-type="float">
            <text:p>23999300</text:p>
          </table:table-cell>
          <table:table-cell office:value-type="float" office:value="23933700" calcext:value-type="float">
            <text:p>23933700</text:p>
          </table:table-cell>
          <table:table-cell office:value-type="float" office:value="23983400" calcext:value-type="float">
            <text:p>23983400</text:p>
          </table:table-cell>
          <table:table-cell office:value-type="float" office:value="24006400" calcext:value-type="float">
            <text:p>24006400</text:p>
          </table:table-cell>
          <table:table-cell office:value-type="float" office:value="24058200" calcext:value-type="float">
            <text:p>24058200</text:p>
          </table:table-cell>
          <table:table-cell office:value-type="float" office:value="23932700" calcext:value-type="float">
            <text:p>23932700</text:p>
          </table:table-cell>
          <table:table-cell office:value-type="float" office:value="23959000" calcext:value-type="float">
            <text:p>23959000</text:p>
          </table:table-cell>
          <table:table-cell office:value-type="float" office:value="24005200" calcext:value-type="float">
            <text:p>24005200</text:p>
          </table:table-cell>
          <table:table-cell office:value-type="float" office:value="24053000" calcext:value-type="float">
            <text:p>24053000</text:p>
          </table:table-cell>
          <table:table-cell office:value-type="float" office:value="23928300" calcext:value-type="float">
            <text:p>23928300</text:p>
          </table:table-cell>
          <table:table-cell office:value-type="float" office:value="24001100" calcext:value-type="float">
            <text:p>24001100</text:p>
          </table:table-cell>
          <table:table-cell office:value-type="float" office:value="23964500" calcext:value-type="float">
            <text:p>23964500</text:p>
          </table:table-cell>
          <table:table-cell office:value-type="float" office:value="24061800" calcext:value-type="float">
            <text:p>24061800</text:p>
          </table:table-cell>
          <table:table-cell office:value-type="float" office:value="23932200" calcext:value-type="float">
            <text:p>239322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31800" calcext:value-type="float">
            <text:p>23931800</text:p>
          </table:table-cell>
          <table:table-cell office:value-type="float" office:value="23966600" calcext:value-type="float">
            <text:p>23966600</text:p>
          </table:table-cell>
          <table:table-cell office:value-type="float" office:value="24062800" calcext:value-type="float">
            <text:p>24062800</text:p>
          </table:table-cell>
          <table:table-cell office:value-type="float" office:value="24007100" calcext:value-type="float">
            <text:p>24007100</text:p>
          </table:table-cell>
          <table:table-cell office:value-type="float" office:value="23932900" calcext:value-type="float">
            <text:p>23932900</text:p>
          </table:table-cell>
          <table:table-cell office:value-type="float" office:value="23964700" calcext:value-type="float">
            <text:p>23964700</text:p>
          </table:table-cell>
          <table:table-cell office:value-type="float" office:value="24061700" calcext:value-type="float">
            <text:p>24061700</text:p>
          </table:table-cell>
          <table:table-cell office:value-type="float" office:value="23999100" calcext:value-type="float">
            <text:p>23999100</text:p>
          </table:table-cell>
          <table:table-cell office:value-type="float" office:value="23934000" calcext:value-type="float">
            <text:p>23934000</text:p>
          </table:table-cell>
          <table:table-cell office:value-type="float" office:value="24057300" calcext:value-type="float">
            <text:p>24057300</text:p>
          </table:table-cell>
          <table:table-cell office:value-type="float" office:value="24003800" calcext:value-type="float">
            <text:p>24003800</text:p>
          </table:table-cell>
          <table:table-cell office:value-type="float" office:value="23932500" calcext:value-type="float">
            <text:p>239325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4004800" calcext:value-type="float">
            <text:p>24004800</text:p>
          </table:table-cell>
          <table:table-cell office:value-type="float" office:value="24057300" calcext:value-type="float">
            <text:p>24057300</text:p>
          </table:table-cell>
          <table:table-cell office:value-type="float" office:value="23925100" calcext:value-type="float">
            <text:p>239251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4004900" calcext:value-type="float">
            <text:p>24004900</text:p>
          </table:table-cell>
          <table:table-cell office:value-type="float" office:value="23934400" calcext:value-type="float">
            <text:p>23934400</text:p>
          </table:table-cell>
          <table:table-cell office:value-type="float" office:value="24058200" calcext:value-type="float">
            <text:p>24058200</text:p>
          </table:table-cell>
          <table:table-cell office:value-type="float" office:value="23932500" calcext:value-type="float">
            <text:p>239325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4003600" calcext:value-type="float">
            <text:p>24003600</text:p>
          </table:table-cell>
          <table:table-cell office:value-type="float" office:value="24058600" calcext:value-type="float">
            <text:p>24058600</text:p>
          </table:table-cell>
          <table:table-cell office:value-type="float" office:value="23933100" calcext:value-type="float">
            <text:p>239331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4056300" calcext:value-type="float">
            <text:p>24056300</text:p>
          </table:table-cell>
          <table:table-cell office:value-type="float" office:value="23931500" calcext:value-type="float">
            <text:p>23931500</text:p>
          </table:table-cell>
          <table:table-cell office:value-type="float" office:value="24005600" calcext:value-type="float">
            <text:p>24005600</text:p>
          </table:table-cell>
          <table:table-cell office:value-type="float" office:value="24060800" calcext:value-type="float">
            <text:p>240608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3931800" calcext:value-type="float">
            <text:p>23931800</text:p>
          </table:table-cell>
          <table:table-cell office:value-type="float" office:value="24005200" calcext:value-type="float">
            <text:p>24005200</text:p>
          </table:table-cell>
          <table:table-cell office:value-type="float" office:value="23926600" calcext:value-type="float">
            <text:p>23926600</text:p>
          </table:table-cell>
          <table:table-cell office:value-type="float" office:value="24058000" calcext:value-type="float">
            <text:p>24058000</text:p>
          </table:table-cell>
          <table:table-cell office:value-type="float" office:value="24004400" calcext:value-type="float">
            <text:p>240044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3932500" calcext:value-type="float">
            <text:p>23932500</text:p>
          </table:table-cell>
          <table:table-cell office:value-type="float" office:value="24062000" calcext:value-type="float">
            <text:p>24062000</text:p>
          </table:table-cell>
          <table:table-cell office:value-type="float" office:value="24000300" calcext:value-type="float">
            <text:p>24000300</text:p>
          </table:table-cell>
          <table:table-cell office:value-type="float" office:value="24086200" calcext:value-type="float">
            <text:p>24086200</text:p>
          </table:table-cell>
          <table:table-cell office:value-type="float" office:value="23929200" calcext:value-type="float">
            <text:p>23929200</text:p>
          </table:table-cell>
          <table:table-cell office:value-type="float" office:value="24001400" calcext:value-type="float">
            <text:p>24001400</text:p>
          </table:table-cell>
          <table:table-cell office:value-type="float" office:value="24062700" calcext:value-type="float">
            <text:p>24062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3993500" calcext:value-type="float">
            <text:p>23993500</text:p>
          </table:table-cell>
          <table:table-cell office:value-type="float" office:value="24061000" calcext:value-type="float">
            <text:p>24061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4057300" calcext:value-type="float">
            <text:p>240573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55600" calcext:value-type="float">
            <text:p>240556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55600" calcext:value-type="float">
            <text:p>240556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53800" calcext:value-type="float">
            <text:p>240538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3400" calcext:value-type="float">
            <text:p>240934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table:number-columns-repeated="2"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6200" calcext:value-type="float">
            <text:p>240862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86200" calcext:value-type="float">
            <text:p>240862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8400" calcext:value-type="float">
            <text:p>240884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86200" calcext:value-type="float">
            <text:p>240862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86200" calcext:value-type="float">
            <text:p>240862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952100" calcext:value-type="float">
            <text:p>239521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table:number-columns-repeated="2"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095700" calcext:value-type="float">
            <text:p>24095700</text:p>
          </table:table-cell>
          <table:table-cell table:number-columns-repeated="2" office:value-type="float" office:value="24068000" calcext:value-type="float">
            <text:p>24068000</text:p>
          </table:table-cell>
          <table:table-cell table:number-columns-repeated="16" office:value-type="float" office:value="24095700" calcext:value-type="float">
            <text:p>24095700</text:p>
          </table:table-cell>
          <table:table-cell table:number-columns-repeated="22" office:value-type="float" office:value="24132300" calcext:value-type="float">
            <text:p>24132300</text:p>
          </table:table-cell>
          <table:table-cell table:number-columns-repeated="2"/>
          <table:table-cell table:formula="of:=MAX([.A4:.ME4])" office:value-type="float" office:value="24132300" calcext:value-type="float">
            <text:p>24132300</text:p>
          </table:table-cell>
          <table:table-cell table:number-columns-repeated="3"/>
        </table:table-row>
        <table:table-row table:style-name="ro1">
          <table:table-cell office:value-type="float" office:value="23638800" calcext:value-type="float">
            <text:p>23638800</text:p>
          </table:table-cell>
          <table:table-cell office:value-type="float" office:value="23628300" calcext:value-type="float">
            <text:p>23628300</text:p>
          </table:table-cell>
          <table:table-cell office:value-type="float" office:value="23644700" calcext:value-type="float">
            <text:p>23644700</text:p>
          </table:table-cell>
          <table:table-cell office:value-type="float" office:value="23775600" calcext:value-type="float">
            <text:p>23775600</text:p>
          </table:table-cell>
          <table:table-cell office:value-type="float" office:value="23623500" calcext:value-type="float">
            <text:p>23623500</text:p>
          </table:table-cell>
          <table:table-cell office:value-type="float" office:value="23749800" calcext:value-type="float">
            <text:p>23749800</text:p>
          </table:table-cell>
          <table:table-cell office:value-type="float" office:value="23703100" calcext:value-type="float">
            <text:p>23703100</text:p>
          </table:table-cell>
          <table:table-cell office:value-type="float" office:value="23767000" calcext:value-type="float">
            <text:p>23767000</text:p>
          </table:table-cell>
          <table:table-cell office:value-type="float" office:value="23624600" calcext:value-type="float">
            <text:p>23624600</text:p>
          </table:table-cell>
          <table:table-cell office:value-type="float" office:value="23624500" calcext:value-type="float">
            <text:p>23624500</text:p>
          </table:table-cell>
          <table:table-cell office:value-type="float" office:value="23702500" calcext:value-type="float">
            <text:p>23702500</text:p>
          </table:table-cell>
          <table:table-cell office:value-type="float" office:value="23781300" calcext:value-type="float">
            <text:p>23781300</text:p>
          </table:table-cell>
          <table:table-cell office:value-type="float" office:value="23519900" calcext:value-type="float">
            <text:p>23519900</text:p>
          </table:table-cell>
          <table:table-cell office:value-type="float" office:value="23611300" calcext:value-type="float">
            <text:p>23611300</text:p>
          </table:table-cell>
          <table:table-cell office:value-type="float" office:value="23656500" calcext:value-type="float">
            <text:p>23656500</text:p>
          </table:table-cell>
          <table:table-cell office:value-type="float" office:value="23610800" calcext:value-type="float">
            <text:p>23610800</text:p>
          </table:table-cell>
          <table:table-cell office:value-type="float" office:value="23609700" calcext:value-type="float">
            <text:p>23609700</text:p>
          </table:table-cell>
          <table:table-cell office:value-type="float" office:value="23797700" calcext:value-type="float">
            <text:p>23797700</text:p>
          </table:table-cell>
          <table:table-cell office:value-type="float" office:value="23676800" calcext:value-type="float">
            <text:p>23676800</text:p>
          </table:table-cell>
          <table:table-cell office:value-type="float" office:value="23745600" calcext:value-type="float">
            <text:p>23745600</text:p>
          </table:table-cell>
          <table:table-cell office:value-type="float" office:value="23624800" calcext:value-type="float">
            <text:p>23624800</text:p>
          </table:table-cell>
          <table:table-cell office:value-type="float" office:value="23824100" calcext:value-type="float">
            <text:p>23824100</text:p>
          </table:table-cell>
          <table:table-cell office:value-type="float" office:value="23690000" calcext:value-type="float">
            <text:p>23690000</text:p>
          </table:table-cell>
          <table:table-cell office:value-type="float" office:value="23527500" calcext:value-type="float">
            <text:p>23527500</text:p>
          </table:table-cell>
          <table:table-cell office:value-type="float" office:value="23602400" calcext:value-type="float">
            <text:p>23602400</text:p>
          </table:table-cell>
          <table:table-cell office:value-type="float" office:value="23660900" calcext:value-type="float">
            <text:p>23660900</text:p>
          </table:table-cell>
          <table:table-cell office:value-type="float" office:value="23801500" calcext:value-type="float">
            <text:p>23801500</text:p>
          </table:table-cell>
          <table:table-cell office:value-type="float" office:value="23597000" calcext:value-type="float">
            <text:p>23597000</text:p>
          </table:table-cell>
          <table:table-cell office:value-type="float" office:value="23629000" calcext:value-type="float">
            <text:p>23629000</text:p>
          </table:table-cell>
          <table:table-cell office:value-type="float" office:value="23660900" calcext:value-type="float">
            <text:p>23660900</text:p>
          </table:table-cell>
          <table:table-cell office:value-type="float" office:value="23649900" calcext:value-type="float">
            <text:p>23649900</text:p>
          </table:table-cell>
          <table:table-cell office:value-type="float" office:value="23798800" calcext:value-type="float">
            <text:p>23798800</text:p>
          </table:table-cell>
          <table:table-cell office:value-type="float" office:value="23611100" calcext:value-type="float">
            <text:p>23611100</text:p>
          </table:table-cell>
          <table:table-cell office:value-type="float" office:value="23683900" calcext:value-type="float">
            <text:p>23683900</text:p>
          </table:table-cell>
          <table:table-cell office:value-type="float" office:value="23944700" calcext:value-type="float">
            <text:p>23944700</text:p>
          </table:table-cell>
          <table:table-cell office:value-type="float" office:value="23639700" calcext:value-type="float">
            <text:p>23639700</text:p>
          </table:table-cell>
          <table:table-cell office:value-type="float" office:value="23820500" calcext:value-type="float">
            <text:p>23820500</text:p>
          </table:table-cell>
          <table:table-cell office:value-type="float" office:value="23716800" calcext:value-type="float">
            <text:p>23716800</text:p>
          </table:table-cell>
          <table:table-cell office:value-type="float" office:value="23606300" calcext:value-type="float">
            <text:p>23606300</text:p>
          </table:table-cell>
          <table:table-cell office:value-type="float" office:value="23875600" calcext:value-type="float">
            <text:p>23875600</text:p>
          </table:table-cell>
          <table:table-cell office:value-type="float" office:value="23770600" calcext:value-type="float">
            <text:p>23770600</text:p>
          </table:table-cell>
          <table:table-cell office:value-type="float" office:value="23707100" calcext:value-type="float">
            <text:p>23707100</text:p>
          </table:table-cell>
          <table:table-cell office:value-type="float" office:value="23629000" calcext:value-type="float">
            <text:p>23629000</text:p>
          </table:table-cell>
          <table:table-cell office:value-type="float" office:value="23905900" calcext:value-type="float">
            <text:p>23905900</text:p>
          </table:table-cell>
          <table:table-cell office:value-type="float" office:value="23674900" calcext:value-type="float">
            <text:p>23674900</text:p>
          </table:table-cell>
          <table:table-cell office:value-type="float" office:value="23770900" calcext:value-type="float">
            <text:p>23770900</text:p>
          </table:table-cell>
          <table:table-cell office:value-type="float" office:value="23612700" calcext:value-type="float">
            <text:p>23612700</text:p>
          </table:table-cell>
          <table:table-cell office:value-type="float" office:value="23614300" calcext:value-type="float">
            <text:p>23614300</text:p>
          </table:table-cell>
          <table:table-cell office:value-type="float" office:value="23689600" calcext:value-type="float">
            <text:p>23689600</text:p>
          </table:table-cell>
          <table:table-cell office:value-type="float" office:value="23615000" calcext:value-type="float">
            <text:p>23615000</text:p>
          </table:table-cell>
          <table:table-cell office:value-type="float" office:value="23771500" calcext:value-type="float">
            <text:p>23771500</text:p>
          </table:table-cell>
          <table:table-cell office:value-type="float" office:value="23629000" calcext:value-type="float">
            <text:p>23629000</text:p>
          </table:table-cell>
          <table:table-cell office:value-type="float" office:value="23693000" calcext:value-type="float">
            <text:p>23693000</text:p>
          </table:table-cell>
          <table:table-cell office:value-type="float" office:value="23787600" calcext:value-type="float">
            <text:p>23787600</text:p>
          </table:table-cell>
          <table:table-cell office:value-type="float" office:value="23798900" calcext:value-type="float">
            <text:p>23798900</text:p>
          </table:table-cell>
          <table:table-cell office:value-type="float" office:value="23626400" calcext:value-type="float">
            <text:p>23626400</text:p>
          </table:table-cell>
          <table:table-cell office:value-type="float" office:value="23659100" calcext:value-type="float">
            <text:p>23659100</text:p>
          </table:table-cell>
          <table:table-cell office:value-type="float" office:value="23626300" calcext:value-type="float">
            <text:p>23626300</text:p>
          </table:table-cell>
          <table:table-cell office:value-type="float" office:value="23614000" calcext:value-type="float">
            <text:p>23614000</text:p>
          </table:table-cell>
          <table:table-cell office:value-type="float" office:value="23771100" calcext:value-type="float">
            <text:p>23771100</text:p>
          </table:table-cell>
          <table:table-cell office:value-type="float" office:value="23673100" calcext:value-type="float">
            <text:p>23673100</text:p>
          </table:table-cell>
          <table:table-cell office:value-type="float" office:value="23738600" calcext:value-type="float">
            <text:p>23738600</text:p>
          </table:table-cell>
          <table:table-cell office:value-type="float" office:value="23550900" calcext:value-type="float">
            <text:p>23550900</text:p>
          </table:table-cell>
          <table:table-cell office:value-type="float" office:value="23783200" calcext:value-type="float">
            <text:p>23783200</text:p>
          </table:table-cell>
          <table:table-cell office:value-type="float" office:value="23669300" calcext:value-type="float">
            <text:p>23669300</text:p>
          </table:table-cell>
          <table:table-cell office:value-type="float" office:value="23604400" calcext:value-type="float">
            <text:p>23604400</text:p>
          </table:table-cell>
          <table:table-cell office:value-type="float" office:value="23900900" calcext:value-type="float">
            <text:p>23900900</text:p>
          </table:table-cell>
          <table:table-cell office:value-type="float" office:value="23599400" calcext:value-type="float">
            <text:p>23599400</text:p>
          </table:table-cell>
          <table:table-cell office:value-type="float" office:value="23784300" calcext:value-type="float">
            <text:p>23784300</text:p>
          </table:table-cell>
          <table:table-cell office:value-type="float" office:value="23713100" calcext:value-type="float">
            <text:p>23713100</text:p>
          </table:table-cell>
          <table:table-cell office:value-type="float" office:value="23607000" calcext:value-type="float">
            <text:p>23607000</text:p>
          </table:table-cell>
          <table:table-cell office:value-type="float" office:value="23729300" calcext:value-type="float">
            <text:p>23729300</text:p>
          </table:table-cell>
          <table:table-cell office:value-type="float" office:value="23684500" calcext:value-type="float">
            <text:p>23684500</text:p>
          </table:table-cell>
          <table:table-cell office:value-type="float" office:value="23796700" calcext:value-type="float">
            <text:p>23796700</text:p>
          </table:table-cell>
          <table:table-cell office:value-type="float" office:value="23836700" calcext:value-type="float">
            <text:p>23836700</text:p>
          </table:table-cell>
          <table:table-cell office:value-type="float" office:value="23696700" calcext:value-type="float">
            <text:p>23696700</text:p>
          </table:table-cell>
          <table:table-cell office:value-type="float" office:value="23923000" calcext:value-type="float">
            <text:p>23923000</text:p>
          </table:table-cell>
          <table:table-cell office:value-type="float" office:value="23795100" calcext:value-type="float">
            <text:p>237951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1300" calcext:value-type="float">
            <text:p>239213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3796100" calcext:value-type="float">
            <text:p>237961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3000" calcext:value-type="float">
            <text:p>23923000</text:p>
          </table:table-cell>
          <table:table-cell office:value-type="float" office:value="23930400" calcext:value-type="float">
            <text:p>23930400</text:p>
          </table:table-cell>
          <table:table-cell office:value-type="float" office:value="23777700" calcext:value-type="float">
            <text:p>237777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17100" calcext:value-type="float">
            <text:p>23917100</text:p>
          </table:table-cell>
          <table:table-cell office:value-type="float" office:value="23924000" calcext:value-type="float">
            <text:p>23924000</text:p>
          </table:table-cell>
          <table:table-cell office:value-type="float" office:value="23793300" calcext:value-type="float">
            <text:p>237933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4700" calcext:value-type="float">
            <text:p>23924700</text:p>
          </table:table-cell>
          <table:table-cell office:value-type="float" office:value="23919800" calcext:value-type="float">
            <text:p>239198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3917100" calcext:value-type="float">
            <text:p>239171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1700" calcext:value-type="float">
            <text:p>239217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3000" calcext:value-type="float">
            <text:p>23923000</text:p>
          </table:table-cell>
          <table:table-cell office:value-type="float" office:value="23930400" calcext:value-type="float">
            <text:p>239304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3923000" calcext:value-type="float">
            <text:p>239230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3928900" calcext:value-type="float">
            <text:p>23928900</text:p>
          </table:table-cell>
          <table:table-cell office:value-type="float" office:value="23921400" calcext:value-type="float">
            <text:p>23921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9400" calcext:value-type="float">
            <text:p>23929400</text:p>
          </table:table-cell>
          <table:table-cell office:value-type="float" office:value="23971900" calcext:value-type="float">
            <text:p>23971900</text:p>
          </table:table-cell>
          <table:table-cell office:value-type="float" office:value="23923000" calcext:value-type="float">
            <text:p>23923000</text:p>
          </table:table-cell>
          <table:table-cell table:number-columns-repeated="2" office:value-type="float" office:value="24052000" calcext:value-type="float">
            <text:p>24052000</text:p>
          </table:table-cell>
          <table:table-cell office:value-type="float" office:value="23930400" calcext:value-type="float">
            <text:p>23930400</text:p>
          </table:table-cell>
          <table:table-cell office:value-type="float" office:value="23922800" calcext:value-type="float">
            <text:p>23922800</text:p>
          </table:table-cell>
          <table:table-cell office:value-type="float" office:value="23978500" calcext:value-type="float">
            <text:p>23978500</text:p>
          </table:table-cell>
          <table:table-cell office:value-type="float" office:value="23926100" calcext:value-type="float">
            <text:p>23926100</text:p>
          </table:table-cell>
          <table:table-cell office:value-type="float" office:value="23923200" calcext:value-type="float">
            <text:p>23923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3927200" calcext:value-type="float">
            <text:p>239272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6400" calcext:value-type="float">
            <text:p>23976400</text:p>
          </table:table-cell>
          <table:table-cell office:value-type="float" office:value="23931700" calcext:value-type="float">
            <text:p>239317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8100" calcext:value-type="float">
            <text:p>239281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3923000" calcext:value-type="float">
            <text:p>239230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19800" calcext:value-type="float">
            <text:p>23919800</text:p>
          </table:table-cell>
          <table:table-cell office:value-type="float" office:value="23978500" calcext:value-type="float">
            <text:p>23978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8200" calcext:value-type="float">
            <text:p>23928200</text:p>
          </table:table-cell>
          <table:table-cell office:value-type="float" office:value="23921000" calcext:value-type="float">
            <text:p>239210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29000" calcext:value-type="float">
            <text:p>23929000</text:p>
          </table:table-cell>
          <table:table-cell office:value-type="float" office:value="23922600" calcext:value-type="float">
            <text:p>23922600</text:p>
          </table:table-cell>
          <table:table-cell office:value-type="float" office:value="23925100" calcext:value-type="float">
            <text:p>23925100</text:p>
          </table:table-cell>
          <table:table-cell office:value-type="float" office:value="23978500" calcext:value-type="float">
            <text:p>23978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19800" calcext:value-type="float">
            <text:p>23919800</text:p>
          </table:table-cell>
          <table:table-cell office:value-type="float" office:value="23931800" calcext:value-type="float">
            <text:p>239318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3100" calcext:value-type="float">
            <text:p>239731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8400" calcext:value-type="float">
            <text:p>2397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8500" calcext:value-type="float">
            <text:p>23978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7700" calcext:value-type="float">
            <text:p>239777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43500" calcext:value-type="float">
            <text:p>239435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71200" calcext:value-type="float">
            <text:p>239712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table:number-columns-repeated="2" office:value-type="float" office:value="24052000" calcext:value-type="float">
            <text:p>24052000</text:p>
          </table:table-cell>
          <table:table-cell office:value-type="float" office:value="23988400" calcext:value-type="float">
            <text:p>23988400</text:p>
          </table:table-cell>
          <table:table-cell office:value-type="float" office:value="24052000" calcext:value-type="float">
            <text:p>24052000</text:p>
          </table:table-cell>
          <table:table-cell table:number-columns-repeated="12" office:value-type="float" office:value="23988400" calcext:value-type="float">
            <text:p>23988400</text:p>
          </table:table-cell>
          <table:table-cell table:number-columns-repeated="22" office:value-type="float" office:value="24093900" calcext:value-type="float">
            <text:p>24093900</text:p>
          </table:table-cell>
          <table:table-cell/>
          <table:table-cell table:formula="of:=MAX([.A5:.ME5])" office:value-type="float" office:value="24093900" calcext:value-type="float">
            <text:p>24093900</text:p>
          </table:table-cell>
          <table:table-cell table:number-columns-repeated="3"/>
        </table:table-row>
        <table:table-row table:style-name="ro1">
          <table:table-cell office:value-type="float" office:value="23616400" calcext:value-type="float">
            <text:p>23616400</text:p>
          </table:table-cell>
          <table:table-cell office:value-type="float" office:value="23672600" calcext:value-type="float">
            <text:p>23672600</text:p>
          </table:table-cell>
          <table:table-cell office:value-type="float" office:value="23905800" calcext:value-type="float">
            <text:p>23905800</text:p>
          </table:table-cell>
          <table:table-cell office:value-type="float" office:value="23910700" calcext:value-type="float">
            <text:p>23910700</text:p>
          </table:table-cell>
          <table:table-cell office:value-type="float" office:value="23585600" calcext:value-type="float">
            <text:p>23585600</text:p>
          </table:table-cell>
          <table:table-cell office:value-type="float" office:value="23617200" calcext:value-type="float">
            <text:p>23617200</text:p>
          </table:table-cell>
          <table:table-cell office:value-type="float" office:value="23666700" calcext:value-type="float">
            <text:p>23666700</text:p>
          </table:table-cell>
          <table:table-cell office:value-type="float" office:value="23667700" calcext:value-type="float">
            <text:p>23667700</text:p>
          </table:table-cell>
          <table:table-cell office:value-type="float" office:value="23616100" calcext:value-type="float">
            <text:p>23616100</text:p>
          </table:table-cell>
          <table:table-cell office:value-type="float" office:value="23756400" calcext:value-type="float">
            <text:p>23756400</text:p>
          </table:table-cell>
          <table:table-cell office:value-type="float" office:value="23544900" calcext:value-type="float">
            <text:p>23544900</text:p>
          </table:table-cell>
          <table:table-cell office:value-type="float" office:value="23684800" calcext:value-type="float">
            <text:p>23684800</text:p>
          </table:table-cell>
          <table:table-cell office:value-type="float" office:value="23592600" calcext:value-type="float">
            <text:p>23592600</text:p>
          </table:table-cell>
          <table:table-cell office:value-type="float" office:value="23611700" calcext:value-type="float">
            <text:p>23611700</text:p>
          </table:table-cell>
          <table:table-cell office:value-type="float" office:value="23548000" calcext:value-type="float">
            <text:p>23548000</text:p>
          </table:table-cell>
          <table:table-cell office:value-type="float" office:value="23615500" calcext:value-type="float">
            <text:p>23615500</text:p>
          </table:table-cell>
          <table:table-cell office:value-type="float" office:value="23682000" calcext:value-type="float">
            <text:p>23682000</text:p>
          </table:table-cell>
          <table:table-cell office:value-type="float" office:value="23565400" calcext:value-type="float">
            <text:p>23565400</text:p>
          </table:table-cell>
          <table:table-cell office:value-type="float" office:value="23606000" calcext:value-type="float">
            <text:p>23606000</text:p>
          </table:table-cell>
          <table:table-cell office:value-type="float" office:value="23601600" calcext:value-type="float">
            <text:p>23601600</text:p>
          </table:table-cell>
          <table:table-cell office:value-type="float" office:value="23607300" calcext:value-type="float">
            <text:p>23607300</text:p>
          </table:table-cell>
          <table:table-cell office:value-type="float" office:value="23675600" calcext:value-type="float">
            <text:p>23675600</text:p>
          </table:table-cell>
          <table:table-cell office:value-type="float" office:value="23571400" calcext:value-type="float">
            <text:p>23571400</text:p>
          </table:table-cell>
          <table:table-cell office:value-type="float" office:value="23584600" calcext:value-type="float">
            <text:p>23584600</text:p>
          </table:table-cell>
          <table:table-cell office:value-type="float" office:value="23592200" calcext:value-type="float">
            <text:p>23592200</text:p>
          </table:table-cell>
          <table:table-cell office:value-type="float" office:value="23675900" calcext:value-type="float">
            <text:p>23675900</text:p>
          </table:table-cell>
          <table:table-cell office:value-type="float" office:value="23606500" calcext:value-type="float">
            <text:p>23606500</text:p>
          </table:table-cell>
          <table:table-cell office:value-type="float" office:value="23642200" calcext:value-type="float">
            <text:p>23642200</text:p>
          </table:table-cell>
          <table:table-cell office:value-type="float" office:value="23601800" calcext:value-type="float">
            <text:p>23601800</text:p>
          </table:table-cell>
          <table:table-cell office:value-type="float" office:value="23677100" calcext:value-type="float">
            <text:p>23677100</text:p>
          </table:table-cell>
          <table:table-cell office:value-type="float" office:value="23627300" calcext:value-type="float">
            <text:p>23627300</text:p>
          </table:table-cell>
          <table:table-cell office:value-type="float" office:value="23578800" calcext:value-type="float">
            <text:p>23578800</text:p>
          </table:table-cell>
          <table:table-cell office:value-type="float" office:value="23586500" calcext:value-type="float">
            <text:p>23586500</text:p>
          </table:table-cell>
          <table:table-cell office:value-type="float" office:value="23654700" calcext:value-type="float">
            <text:p>23654700</text:p>
          </table:table-cell>
          <table:table-cell office:value-type="float" office:value="23521600" calcext:value-type="float">
            <text:p>23521600</text:p>
          </table:table-cell>
          <table:table-cell office:value-type="float" office:value="23599200" calcext:value-type="float">
            <text:p>23599200</text:p>
          </table:table-cell>
          <table:table-cell office:value-type="float" office:value="23599700" calcext:value-type="float">
            <text:p>23599700</text:p>
          </table:table-cell>
          <table:table-cell office:value-type="float" office:value="23619200" calcext:value-type="float">
            <text:p>23619200</text:p>
          </table:table-cell>
          <table:table-cell office:value-type="float" office:value="23673600" calcext:value-type="float">
            <text:p>23673600</text:p>
          </table:table-cell>
          <table:table-cell office:value-type="float" office:value="23904100" calcext:value-type="float">
            <text:p>23904100</text:p>
          </table:table-cell>
          <table:table-cell office:value-type="float" office:value="23678200" calcext:value-type="float">
            <text:p>23678200</text:p>
          </table:table-cell>
          <table:table-cell office:value-type="float" office:value="23596200" calcext:value-type="float">
            <text:p>23596200</text:p>
          </table:table-cell>
          <table:table-cell office:value-type="float" office:value="23665300" calcext:value-type="float">
            <text:p>23665300</text:p>
          </table:table-cell>
          <table:table-cell office:value-type="float" office:value="23566900" calcext:value-type="float">
            <text:p>23566900</text:p>
          </table:table-cell>
          <table:table-cell office:value-type="float" office:value="23540700" calcext:value-type="float">
            <text:p>23540700</text:p>
          </table:table-cell>
          <table:table-cell office:value-type="float" office:value="23634300" calcext:value-type="float">
            <text:p>23634300</text:p>
          </table:table-cell>
          <table:table-cell office:value-type="float" office:value="23590500" calcext:value-type="float">
            <text:p>23590500</text:p>
          </table:table-cell>
          <table:table-cell office:value-type="float" office:value="23631700" calcext:value-type="float">
            <text:p>23631700</text:p>
          </table:table-cell>
          <table:table-cell office:value-type="float" office:value="23675700" calcext:value-type="float">
            <text:p>23675700</text:p>
          </table:table-cell>
          <table:table-cell office:value-type="float" office:value="23646800" calcext:value-type="float">
            <text:p>23646800</text:p>
          </table:table-cell>
          <table:table-cell office:value-type="float" office:value="23593400" calcext:value-type="float">
            <text:p>23593400</text:p>
          </table:table-cell>
          <table:table-cell office:value-type="float" office:value="23547400" calcext:value-type="float">
            <text:p>23547400</text:p>
          </table:table-cell>
          <table:table-cell office:value-type="float" office:value="23674500" calcext:value-type="float">
            <text:p>23674500</text:p>
          </table:table-cell>
          <table:table-cell office:value-type="float" office:value="23601700" calcext:value-type="float">
            <text:p>23601700</text:p>
          </table:table-cell>
          <table:table-cell office:value-type="float" office:value="23571500" calcext:value-type="float">
            <text:p>23571500</text:p>
          </table:table-cell>
          <table:table-cell office:value-type="float" office:value="23606400" calcext:value-type="float">
            <text:p>23606400</text:p>
          </table:table-cell>
          <table:table-cell office:value-type="float" office:value="23635500" calcext:value-type="float">
            <text:p>23635500</text:p>
          </table:table-cell>
          <table:table-cell office:value-type="float" office:value="23674300" calcext:value-type="float">
            <text:p>23674300</text:p>
          </table:table-cell>
          <table:table-cell office:value-type="float" office:value="23576800" calcext:value-type="float">
            <text:p>23576800</text:p>
          </table:table-cell>
          <table:table-cell office:value-type="float" office:value="23563800" calcext:value-type="float">
            <text:p>23563800</text:p>
          </table:table-cell>
          <table:table-cell office:value-type="float" office:value="23673300" calcext:value-type="float">
            <text:p>23673300</text:p>
          </table:table-cell>
          <table:table-cell office:value-type="float" office:value="23670000" calcext:value-type="float">
            <text:p>23670000</text:p>
          </table:table-cell>
          <table:table-cell office:value-type="float" office:value="23865100" calcext:value-type="float">
            <text:p>23865100</text:p>
          </table:table-cell>
          <table:table-cell office:value-type="float" office:value="23652100" calcext:value-type="float">
            <text:p>23652100</text:p>
          </table:table-cell>
          <table:table-cell office:value-type="float" office:value="23682700" calcext:value-type="float">
            <text:p>23682700</text:p>
          </table:table-cell>
          <table:table-cell office:value-type="float" office:value="23593400" calcext:value-type="float">
            <text:p>23593400</text:p>
          </table:table-cell>
          <table:table-cell office:value-type="float" office:value="23675400" calcext:value-type="float">
            <text:p>23675400</text:p>
          </table:table-cell>
          <table:table-cell office:value-type="float" office:value="23584600" calcext:value-type="float">
            <text:p>23584600</text:p>
          </table:table-cell>
          <table:table-cell office:value-type="float" office:value="23546000" calcext:value-type="float">
            <text:p>23546000</text:p>
          </table:table-cell>
          <table:table-cell office:value-type="float" office:value="23571000" calcext:value-type="float">
            <text:p>23571000</text:p>
          </table:table-cell>
          <table:table-cell office:value-type="float" office:value="23687300" calcext:value-type="float">
            <text:p>23687300</text:p>
          </table:table-cell>
          <table:table-cell office:value-type="float" office:value="23519600" calcext:value-type="float">
            <text:p>23519600</text:p>
          </table:table-cell>
          <table:table-cell office:value-type="float" office:value="23586200" calcext:value-type="float">
            <text:p>23586200</text:p>
          </table:table-cell>
          <table:table-cell office:value-type="float" office:value="23567100" calcext:value-type="float">
            <text:p>23567100</text:p>
          </table:table-cell>
          <table:table-cell office:value-type="float" office:value="23669700" calcext:value-type="float">
            <text:p>23669700</text:p>
          </table:table-cell>
          <table:table-cell office:value-type="float" office:value="23588200" calcext:value-type="float">
            <text:p>235882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669400" calcext:value-type="float">
            <text:p>23669400</text:p>
          </table:table-cell>
          <table:table-cell office:value-type="float" office:value="23905500" calcext:value-type="float">
            <text:p>23905500</text:p>
          </table:table-cell>
          <table:table-cell table:number-columns-repeated="2"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655900" calcext:value-type="float">
            <text:p>23655900</text:p>
          </table:table-cell>
          <table:table-cell office:value-type="float" office:value="24068700" calcext:value-type="float">
            <text:p>240687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673400" calcext:value-type="float">
            <text:p>236734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31500" calcext:value-type="float">
            <text:p>23831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831500" calcext:value-type="float">
            <text:p>23831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5100" calcext:value-type="float">
            <text:p>24065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0700" calcext:value-type="float">
            <text:p>23830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832300" calcext:value-type="float">
            <text:p>238323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31800" calcext:value-type="float">
            <text:p>23831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1100" calcext:value-type="float">
            <text:p>24071100</text:p>
          </table:table-cell>
          <table:table-cell office:value-type="float" office:value="23830200" calcext:value-type="float">
            <text:p>238302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3900" calcext:value-type="float">
            <text:p>24063900</text:p>
          </table:table-cell>
          <table:table-cell office:value-type="float" office:value="23829900" calcext:value-type="float">
            <text:p>238299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1100" calcext:value-type="float">
            <text:p>24071100</text:p>
          </table:table-cell>
          <table:table-cell office:value-type="float" office:value="23829100" calcext:value-type="float">
            <text:p>23829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4600" calcext:value-type="float">
            <text:p>238346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0700" calcext:value-type="float">
            <text:p>23830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0700" calcext:value-type="float">
            <text:p>23830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5700" calcext:value-type="float">
            <text:p>24065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29400" calcext:value-type="float">
            <text:p>238294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1000" calcext:value-type="float">
            <text:p>23831000</text:p>
          </table:table-cell>
          <table:table-cell office:value-type="float" office:value="24070600" calcext:value-type="float">
            <text:p>240706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30700" calcext:value-type="float">
            <text:p>238307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4800" calcext:value-type="float">
            <text:p>240648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32200" calcext:value-type="float">
            <text:p>238322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8200" calcext:value-type="float">
            <text:p>240682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2800" calcext:value-type="float">
            <text:p>238328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0700" calcext:value-type="float">
            <text:p>23830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8100" calcext:value-type="float">
            <text:p>2406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29900" calcext:value-type="float">
            <text:p>238299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63900" calcext:value-type="float">
            <text:p>240639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28600" calcext:value-type="float">
            <text:p>238286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34200" calcext:value-type="float">
            <text:p>238342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table:number-columns-repeated="2"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94700" calcext:value-type="float">
            <text:p>238947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34800" calcext:value-type="float">
            <text:p>240348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office:value-type="float" office:value="23855500" calcext:value-type="float">
            <text:p>23855500</text:p>
          </table:table-cell>
          <table:table-cell office:value-type="float" office:value="24078100" calcext:value-type="float">
            <text:p>24078100</text:p>
          </table:table-cell>
          <table:table-cell table:number-columns-repeated="22" office:value-type="float" office:value="24125600" calcext:value-type="float">
            <text:p>24125600</text:p>
          </table:table-cell>
          <table:table-cell table:number-columns-repeated="2"/>
          <table:table-cell table:formula="of:=MAX([.A6:.ME6])" office:value-type="float" office:value="24125600" calcext:value-type="float">
            <text:p>24125600</text:p>
          </table:table-cell>
          <table:table-cell table:number-columns-repeated="3"/>
        </table:table-row>
        <table:table-row table:style-name="ro1">
          <table:table-cell office:value-type="float" office:value="23570400" calcext:value-type="float">
            <text:p>23570400</text:p>
          </table:table-cell>
          <table:table-cell office:value-type="float" office:value="23556200" calcext:value-type="float">
            <text:p>23556200</text:p>
          </table:table-cell>
          <table:table-cell office:value-type="float" office:value="23684100" calcext:value-type="float">
            <text:p>23684100</text:p>
          </table:table-cell>
          <table:table-cell office:value-type="float" office:value="23667500" calcext:value-type="float">
            <text:p>23667500</text:p>
          </table:table-cell>
          <table:table-cell office:value-type="float" office:value="23580300" calcext:value-type="float">
            <text:p>23580300</text:p>
          </table:table-cell>
          <table:table-cell office:value-type="float" office:value="23543800" calcext:value-type="float">
            <text:p>23543800</text:p>
          </table:table-cell>
          <table:table-cell office:value-type="float" office:value="23662200" calcext:value-type="float">
            <text:p>23662200</text:p>
          </table:table-cell>
          <table:table-cell office:value-type="float" office:value="23830300" calcext:value-type="float">
            <text:p>23830300</text:p>
          </table:table-cell>
          <table:table-cell office:value-type="float" office:value="23591900" calcext:value-type="float">
            <text:p>23591900</text:p>
          </table:table-cell>
          <table:table-cell office:value-type="float" office:value="23553900" calcext:value-type="float">
            <text:p>23553900</text:p>
          </table:table-cell>
          <table:table-cell office:value-type="float" office:value="23654500" calcext:value-type="float">
            <text:p>23654500</text:p>
          </table:table-cell>
          <table:table-cell office:value-type="float" office:value="23767300" calcext:value-type="float">
            <text:p>23767300</text:p>
          </table:table-cell>
          <table:table-cell office:value-type="float" office:value="23561800" calcext:value-type="float">
            <text:p>23561800</text:p>
          </table:table-cell>
          <table:table-cell office:value-type="float" office:value="23572600" calcext:value-type="float">
            <text:p>23572600</text:p>
          </table:table-cell>
          <table:table-cell office:value-type="float" office:value="23715000" calcext:value-type="float">
            <text:p>23715000</text:p>
          </table:table-cell>
          <table:table-cell office:value-type="float" office:value="23555400" calcext:value-type="float">
            <text:p>23555400</text:p>
          </table:table-cell>
          <table:table-cell office:value-type="float" office:value="23541700" calcext:value-type="float">
            <text:p>23541700</text:p>
          </table:table-cell>
          <table:table-cell office:value-type="float" office:value="23812700" calcext:value-type="float">
            <text:p>23812700</text:p>
          </table:table-cell>
          <table:table-cell office:value-type="float" office:value="23723000" calcext:value-type="float">
            <text:p>23723000</text:p>
          </table:table-cell>
          <table:table-cell office:value-type="float" office:value="23570400" calcext:value-type="float">
            <text:p>23570400</text:p>
          </table:table-cell>
          <table:table-cell office:value-type="float" office:value="23584300" calcext:value-type="float">
            <text:p>23584300</text:p>
          </table:table-cell>
          <table:table-cell office:value-type="float" office:value="23806700" calcext:value-type="float">
            <text:p>23806700</text:p>
          </table:table-cell>
          <table:table-cell office:value-type="float" office:value="23697000" calcext:value-type="float">
            <text:p>23697000</text:p>
          </table:table-cell>
          <table:table-cell office:value-type="float" office:value="23559800" calcext:value-type="float">
            <text:p>23559800</text:p>
          </table:table-cell>
          <table:table-cell office:value-type="float" office:value="23550100" calcext:value-type="float">
            <text:p>23550100</text:p>
          </table:table-cell>
          <table:table-cell office:value-type="float" office:value="23709500" calcext:value-type="float">
            <text:p>23709500</text:p>
          </table:table-cell>
          <table:table-cell office:value-type="float" office:value="23770600" calcext:value-type="float">
            <text:p>23770600</text:p>
          </table:table-cell>
          <table:table-cell office:value-type="float" office:value="23585700" calcext:value-type="float">
            <text:p>23585700</text:p>
          </table:table-cell>
          <table:table-cell office:value-type="float" office:value="23559000" calcext:value-type="float">
            <text:p>23559000</text:p>
          </table:table-cell>
          <table:table-cell office:value-type="float" office:value="23666000" calcext:value-type="float">
            <text:p>23666000</text:p>
          </table:table-cell>
          <table:table-cell office:value-type="float" office:value="23569700" calcext:value-type="float">
            <text:p>23569700</text:p>
          </table:table-cell>
          <table:table-cell office:value-type="float" office:value="23674400" calcext:value-type="float">
            <text:p>23674400</text:p>
          </table:table-cell>
          <table:table-cell office:value-type="float" office:value="23560800" calcext:value-type="float">
            <text:p>23560800</text:p>
          </table:table-cell>
          <table:table-cell office:value-type="float" office:value="23724200" calcext:value-type="float">
            <text:p>23724200</text:p>
          </table:table-cell>
          <table:table-cell office:value-type="float" office:value="23577500" calcext:value-type="float">
            <text:p>23577500</text:p>
          </table:table-cell>
          <table:table-cell office:value-type="float" office:value="23568900" calcext:value-type="float">
            <text:p>23568900</text:p>
          </table:table-cell>
          <table:table-cell office:value-type="float" office:value="23671200" calcext:value-type="float">
            <text:p>23671200</text:p>
          </table:table-cell>
          <table:table-cell office:value-type="float" office:value="23662700" calcext:value-type="float">
            <text:p>23662700</text:p>
          </table:table-cell>
          <table:table-cell office:value-type="float" office:value="23585400" calcext:value-type="float">
            <text:p>23585400</text:p>
          </table:table-cell>
          <table:table-cell office:value-type="float" office:value="23582300" calcext:value-type="float">
            <text:p>23582300</text:p>
          </table:table-cell>
          <table:table-cell office:value-type="float" office:value="23751200" calcext:value-type="float">
            <text:p>23751200</text:p>
          </table:table-cell>
          <table:table-cell office:value-type="float" office:value="23685600" calcext:value-type="float">
            <text:p>23685600</text:p>
          </table:table-cell>
          <table:table-cell office:value-type="float" office:value="23577500" calcext:value-type="float">
            <text:p>23577500</text:p>
          </table:table-cell>
          <table:table-cell office:value-type="float" office:value="23574500" calcext:value-type="float">
            <text:p>23574500</text:p>
          </table:table-cell>
          <table:table-cell office:value-type="float" office:value="23745900" calcext:value-type="float">
            <text:p>23745900</text:p>
          </table:table-cell>
          <table:table-cell office:value-type="float" office:value="23572900" calcext:value-type="float">
            <text:p>23572900</text:p>
          </table:table-cell>
          <table:table-cell office:value-type="float" office:value="23650000" calcext:value-type="float">
            <text:p>23650000</text:p>
          </table:table-cell>
          <table:table-cell office:value-type="float" office:value="23566400" calcext:value-type="float">
            <text:p>23566400</text:p>
          </table:table-cell>
          <table:table-cell office:value-type="float" office:value="23579900" calcext:value-type="float">
            <text:p>23579900</text:p>
          </table:table-cell>
          <table:table-cell office:value-type="float" office:value="23677500" calcext:value-type="float">
            <text:p>23677500</text:p>
          </table:table-cell>
          <table:table-cell office:value-type="float" office:value="23666200" calcext:value-type="float">
            <text:p>23666200</text:p>
          </table:table-cell>
          <table:table-cell office:value-type="float" office:value="23547500" calcext:value-type="float">
            <text:p>23547500</text:p>
          </table:table-cell>
          <table:table-cell office:value-type="float" office:value="23590300" calcext:value-type="float">
            <text:p>23590300</text:p>
          </table:table-cell>
          <table:table-cell office:value-type="float" office:value="23574400" calcext:value-type="float">
            <text:p>23574400</text:p>
          </table:table-cell>
          <table:table-cell office:value-type="float" office:value="23681800" calcext:value-type="float">
            <text:p>23681800</text:p>
          </table:table-cell>
          <table:table-cell office:value-type="float" office:value="23831400" calcext:value-type="float">
            <text:p>23831400</text:p>
          </table:table-cell>
          <table:table-cell office:value-type="float" office:value="23572200" calcext:value-type="float">
            <text:p>23572200</text:p>
          </table:table-cell>
          <table:table-cell office:value-type="float" office:value="23561900" calcext:value-type="float">
            <text:p>23561900</text:p>
          </table:table-cell>
          <table:table-cell office:value-type="float" office:value="23712000" calcext:value-type="float">
            <text:p>23712000</text:p>
          </table:table-cell>
          <table:table-cell office:value-type="float" office:value="23718100" calcext:value-type="float">
            <text:p>23718100</text:p>
          </table:table-cell>
          <table:table-cell office:value-type="float" office:value="23613900" calcext:value-type="float">
            <text:p>23613900</text:p>
          </table:table-cell>
          <table:table-cell office:value-type="float" office:value="23548300" calcext:value-type="float">
            <text:p>23548300</text:p>
          </table:table-cell>
          <table:table-cell office:value-type="float" office:value="23697700" calcext:value-type="float">
            <text:p>23697700</text:p>
          </table:table-cell>
          <table:table-cell office:value-type="float" office:value="23573900" calcext:value-type="float">
            <text:p>23573900</text:p>
          </table:table-cell>
          <table:table-cell office:value-type="float" office:value="23655800" calcext:value-type="float">
            <text:p>23655800</text:p>
          </table:table-cell>
          <table:table-cell office:value-type="float" office:value="23545900" calcext:value-type="float">
            <text:p>23545900</text:p>
          </table:table-cell>
          <table:table-cell office:value-type="float" office:value="23684000" calcext:value-type="float">
            <text:p>23684000</text:p>
          </table:table-cell>
          <table:table-cell office:value-type="float" office:value="23572900" calcext:value-type="float">
            <text:p>23572900</text:p>
          </table:table-cell>
          <table:table-cell office:value-type="float" office:value="23589200" calcext:value-type="float">
            <text:p>23589200</text:p>
          </table:table-cell>
          <table:table-cell office:value-type="float" office:value="23667900" calcext:value-type="float">
            <text:p>23667900</text:p>
          </table:table-cell>
          <table:table-cell office:value-type="float" office:value="23706100" calcext:value-type="float">
            <text:p>23706100</text:p>
          </table:table-cell>
          <table:table-cell office:value-type="float" office:value="23583600" calcext:value-type="float">
            <text:p>23583600</text:p>
          </table:table-cell>
          <table:table-cell office:value-type="float" office:value="23549200" calcext:value-type="float">
            <text:p>23549200</text:p>
          </table:table-cell>
          <table:table-cell office:value-type="float" office:value="23652000" calcext:value-type="float">
            <text:p>23652000</text:p>
          </table:table-cell>
          <table:table-cell office:value-type="float" office:value="23719800" calcext:value-type="float">
            <text:p>23719800</text:p>
          </table:table-cell>
          <table:table-cell office:value-type="float" office:value="23777300" calcext:value-type="float">
            <text:p>23777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02700" calcext:value-type="float">
            <text:p>23702700</text:p>
          </table:table-cell>
          <table:table-cell office:value-type="float" office:value="23822600" calcext:value-type="float">
            <text:p>23822600</text:p>
          </table:table-cell>
          <table:table-cell office:value-type="float" office:value="23772500" calcext:value-type="float">
            <text:p>23772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77800" calcext:value-type="float">
            <text:p>23777800</text:p>
          </table:table-cell>
          <table:table-cell office:value-type="float" office:value="23826500" calcext:value-type="float">
            <text:p>23826500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78600" calcext:value-type="float">
            <text:p>23778600</text:p>
          </table:table-cell>
          <table:table-cell office:value-type="float" office:value="23676300" calcext:value-type="float">
            <text:p>23676300</text:p>
          </table:table-cell>
          <table:table-cell office:value-type="float" office:value="23983000" calcext:value-type="float">
            <text:p>239830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82300" calcext:value-type="float">
            <text:p>23782300</text:p>
          </table:table-cell>
          <table:table-cell office:value-type="float" office:value="23644600" calcext:value-type="float">
            <text:p>23644600</text:p>
          </table:table-cell>
          <table:table-cell office:value-type="float" office:value="23977300" calcext:value-type="float">
            <text:p>23977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81000" calcext:value-type="float">
            <text:p>23781000</text:p>
          </table:table-cell>
          <table:table-cell office:value-type="float" office:value="23985600" calcext:value-type="float">
            <text:p>23985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74600" calcext:value-type="float">
            <text:p>23774600</text:p>
          </table:table-cell>
          <table:table-cell office:value-type="float" office:value="24042300" calcext:value-type="float">
            <text:p>24042300</text:p>
          </table:table-cell>
          <table:table-cell office:value-type="float" office:value="23981100" calcext:value-type="float">
            <text:p>23981100</text:p>
          </table:table-cell>
          <table:table-cell office:value-type="float" office:value="23772400" calcext:value-type="float">
            <text:p>2377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37200" calcext:value-type="float">
            <text:p>240372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974100" calcext:value-type="float">
            <text:p>239741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78500" calcext:value-type="float">
            <text:p>23778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1800" calcext:value-type="float">
            <text:p>23981800</text:p>
          </table:table-cell>
          <table:table-cell office:value-type="float" office:value="24037300" calcext:value-type="float">
            <text:p>24037300</text:p>
          </table:table-cell>
          <table:table-cell office:value-type="float" office:value="23779000" calcext:value-type="float">
            <text:p>237790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1800" calcext:value-type="float">
            <text:p>23981800</text:p>
          </table:table-cell>
          <table:table-cell office:value-type="float" office:value="24041600" calcext:value-type="float">
            <text:p>24041600</text:p>
          </table:table-cell>
          <table:table-cell office:value-type="float" office:value="23772800" calcext:value-type="float">
            <text:p>237728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4600" calcext:value-type="float">
            <text:p>239846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4037300" calcext:value-type="float">
            <text:p>24037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1300" calcext:value-type="float">
            <text:p>23981300</text:p>
          </table:table-cell>
          <table:table-cell office:value-type="float" office:value="23774600" calcext:value-type="float">
            <text:p>23774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43100" calcext:value-type="float">
            <text:p>24043100</text:p>
          </table:table-cell>
          <table:table-cell office:value-type="float" office:value="23773700" calcext:value-type="float">
            <text:p>23773700</text:p>
          </table:table-cell>
          <table:table-cell office:value-type="float" office:value="23985600" calcext:value-type="float">
            <text:p>23985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73100" calcext:value-type="float">
            <text:p>23773100</text:p>
          </table:table-cell>
          <table:table-cell office:value-type="float" office:value="24043100" calcext:value-type="float">
            <text:p>24043100</text:p>
          </table:table-cell>
          <table:table-cell office:value-type="float" office:value="23984100" calcext:value-type="float">
            <text:p>239841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781200" calcext:value-type="float">
            <text:p>23781200</text:p>
          </table:table-cell>
          <table:table-cell office:value-type="float" office:value="23981700" calcext:value-type="float">
            <text:p>239817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41800" calcext:value-type="float">
            <text:p>24041800</text:p>
          </table:table-cell>
          <table:table-cell office:value-type="float" office:value="23773800" calcext:value-type="float">
            <text:p>237738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1800" calcext:value-type="float">
            <text:p>23981800</text:p>
          </table:table-cell>
          <table:table-cell office:value-type="float" office:value="23780300" calcext:value-type="float">
            <text:p>23780300</text:p>
          </table:table-cell>
          <table:table-cell office:value-type="float" office:value="24041600" calcext:value-type="float">
            <text:p>24041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1800" calcext:value-type="float">
            <text:p>23981800</text:p>
          </table:table-cell>
          <table:table-cell office:value-type="float" office:value="23777400" calcext:value-type="float">
            <text:p>23777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43100" calcext:value-type="float">
            <text:p>24043100</text:p>
          </table:table-cell>
          <table:table-cell office:value-type="float" office:value="23974100" calcext:value-type="float">
            <text:p>239741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2500" calcext:value-type="float">
            <text:p>23982500</text:p>
          </table:table-cell>
          <table:table-cell office:value-type="float" office:value="24037200" calcext:value-type="float">
            <text:p>240372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85600" calcext:value-type="float">
            <text:p>239856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40700" calcext:value-type="float">
            <text:p>240407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74100" calcext:value-type="float">
            <text:p>239741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37300" calcext:value-type="float">
            <text:p>240373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85600" calcext:value-type="float">
            <text:p>23985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42700" calcext:value-type="float">
            <text:p>240427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41600" calcext:value-type="float">
            <text:p>240416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41800" calcext:value-type="float">
            <text:p>240418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37200" calcext:value-type="float">
            <text:p>240372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37200" calcext:value-type="float">
            <text:p>240372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41600" calcext:value-type="float">
            <text:p>240416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814300" calcext:value-type="float">
            <text:p>23814300</text:p>
          </table:table-cell>
          <table:table-cell office:value-type="float" office:value="23822900" calcext:value-type="float">
            <text:p>23822900</text:p>
          </table:table-cell>
          <table:table-cell table:number-columns-repeated="2" office:value-type="float" office:value="23992400" calcext:value-type="float">
            <text:p>23992400</text:p>
          </table:table-cell>
          <table:table-cell office:value-type="float" office:value="23822900" calcext:value-type="float">
            <text:p>238229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table:number-columns-repeated="2"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table:number-columns-repeated="2" office:value-type="float" office:value="23992400" calcext:value-type="float">
            <text:p>23992400</text:p>
          </table:table-cell>
          <table:table-cell office:value-type="float" office:value="24050500" calcext:value-type="float">
            <text:p>24050500</text:p>
          </table:table-cell>
          <table:table-cell office:value-type="float" office:value="23992400" calcext:value-type="float">
            <text:p>23992400</text:p>
          </table:table-cell>
          <table:table-cell table:number-columns-repeated="17" office:value-type="float" office:value="24050500" calcext:value-type="float">
            <text:p>24050500</text:p>
          </table:table-cell>
          <table:table-cell office:value-type="float" office:value="24090100" calcext:value-type="float">
            <text:p>24090100</text:p>
          </table:table-cell>
          <table:table-cell office:value-type="float" office:value="24115600" calcext:value-type="float">
            <text:p>24115600</text:p>
          </table:table-cell>
          <table:table-cell office:value-type="float" office:value="24115200" calcext:value-type="float">
            <text:p>24115200</text:p>
          </table:table-cell>
          <table:table-cell office:value-type="float" office:value="24121600" calcext:value-type="float">
            <text:p>24121600</text:p>
          </table:table-cell>
          <table:table-cell office:value-type="float" office:value="24117400" calcext:value-type="float">
            <text:p>24117400</text:p>
          </table:table-cell>
          <table:table-cell office:value-type="float" office:value="24117900" calcext:value-type="float">
            <text:p>24117900</text:p>
          </table:table-cell>
          <table:table-cell office:value-type="float" office:value="24109700" calcext:value-type="float">
            <text:p>24109700</text:p>
          </table:table-cell>
          <table:table-cell office:value-type="float" office:value="24115100" calcext:value-type="float">
            <text:p>24115100</text:p>
          </table:table-cell>
          <table:table-cell office:value-type="float" office:value="24116000" calcext:value-type="float">
            <text:p>24116000</text:p>
          </table:table-cell>
          <table:table-cell office:value-type="float" office:value="24118600" calcext:value-type="float">
            <text:p>24118600</text:p>
          </table:table-cell>
          <table:table-cell office:value-type="float" office:value="24118000" calcext:value-type="float">
            <text:p>24118000</text:p>
          </table:table-cell>
          <table:table-cell office:value-type="float" office:value="24121500" calcext:value-type="float">
            <text:p>24121500</text:p>
          </table:table-cell>
          <table:table-cell office:value-type="float" office:value="24119200" calcext:value-type="float">
            <text:p>24119200</text:p>
          </table:table-cell>
          <table:table-cell office:value-type="float" office:value="24117300" calcext:value-type="float">
            <text:p>24117300</text:p>
          </table:table-cell>
          <table:table-cell office:value-type="float" office:value="24118400" calcext:value-type="float">
            <text:p>24118400</text:p>
          </table:table-cell>
          <table:table-cell office:value-type="float" office:value="24115200" calcext:value-type="float">
            <text:p>24115200</text:p>
          </table:table-cell>
          <table:table-cell office:value-type="float" office:value="24116400" calcext:value-type="float">
            <text:p>24116400</text:p>
          </table:table-cell>
          <table:table-cell office:value-type="float" office:value="24115100" calcext:value-type="float">
            <text:p>24115100</text:p>
          </table:table-cell>
          <table:table-cell office:value-type="float" office:value="24117300" calcext:value-type="float">
            <text:p>24117300</text:p>
          </table:table-cell>
          <table:table-cell office:value-type="float" office:value="24116800" calcext:value-type="float">
            <text:p>24116800</text:p>
          </table:table-cell>
          <table:table-cell office:value-type="float" office:value="24118500" calcext:value-type="float">
            <text:p>24118500</text:p>
          </table:table-cell>
          <table:table-cell office:value-type="float" office:value="24128600" calcext:value-type="float">
            <text:p>24128600</text:p>
          </table:table-cell>
          <table:table-cell table:number-columns-repeated="2"/>
          <table:table-cell table:formula="of:=MAX([.A7:.ME7])" office:value-type="float" office:value="24128600" calcext:value-type="float">
            <text:p>24128600</text:p>
          </table:table-cell>
          <table:table-cell/>
          <table:table-cell table:formula="of:=MAX([.MG4:.MG13])" office:value-type="float" office:value="24148400" calcext:value-type="float">
            <text:p>2.415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23566900" calcext:value-type="float">
            <text:p>23566900</text:p>
          </table:table-cell>
          <table:table-cell office:value-type="float" office:value="23522300" calcext:value-type="float">
            <text:p>23522300</text:p>
          </table:table-cell>
          <table:table-cell office:value-type="float" office:value="23646700" calcext:value-type="float">
            <text:p>23646700</text:p>
          </table:table-cell>
          <table:table-cell office:value-type="float" office:value="23839800" calcext:value-type="float">
            <text:p>23839800</text:p>
          </table:table-cell>
          <table:table-cell office:value-type="float" office:value="23559000" calcext:value-type="float">
            <text:p>23559000</text:p>
          </table:table-cell>
          <table:table-cell office:value-type="float" office:value="23572700" calcext:value-type="float">
            <text:p>23572700</text:p>
          </table:table-cell>
          <table:table-cell office:value-type="float" office:value="23610100" calcext:value-type="float">
            <text:p>23610100</text:p>
          </table:table-cell>
          <table:table-cell office:value-type="float" office:value="23899000" calcext:value-type="float">
            <text:p>23899000</text:p>
          </table:table-cell>
          <table:table-cell office:value-type="float" office:value="23565700" calcext:value-type="float">
            <text:p>23565700</text:p>
          </table:table-cell>
          <table:table-cell office:value-type="float" office:value="23569300" calcext:value-type="float">
            <text:p>23569300</text:p>
          </table:table-cell>
          <table:table-cell office:value-type="float" office:value="23611600" calcext:value-type="float">
            <text:p>23611600</text:p>
          </table:table-cell>
          <table:table-cell office:value-type="float" office:value="23553000" calcext:value-type="float">
            <text:p>23553000</text:p>
          </table:table-cell>
          <table:table-cell office:value-type="float" office:value="23845800" calcext:value-type="float">
            <text:p>23845800</text:p>
          </table:table-cell>
          <table:table-cell office:value-type="float" office:value="23599300" calcext:value-type="float">
            <text:p>23599300</text:p>
          </table:table-cell>
          <table:table-cell office:value-type="float" office:value="23606100" calcext:value-type="float">
            <text:p>23606100</text:p>
          </table:table-cell>
          <table:table-cell office:value-type="float" office:value="23516900" calcext:value-type="float">
            <text:p>23516900</text:p>
          </table:table-cell>
          <table:table-cell office:value-type="float" office:value="23623600" calcext:value-type="float">
            <text:p>23623600</text:p>
          </table:table-cell>
          <table:table-cell office:value-type="float" office:value="23639900" calcext:value-type="float">
            <text:p>23639900</text:p>
          </table:table-cell>
          <table:table-cell office:value-type="float" office:value="23896600" calcext:value-type="float">
            <text:p>23896600</text:p>
          </table:table-cell>
          <table:table-cell office:value-type="float" office:value="23536200" calcext:value-type="float">
            <text:p>23536200</text:p>
          </table:table-cell>
          <table:table-cell office:value-type="float" office:value="23620300" calcext:value-type="float">
            <text:p>23620300</text:p>
          </table:table-cell>
          <table:table-cell office:value-type="float" office:value="23580300" calcext:value-type="float">
            <text:p>23580300</text:p>
          </table:table-cell>
          <table:table-cell office:value-type="float" office:value="23553300" calcext:value-type="float">
            <text:p>23553300</text:p>
          </table:table-cell>
          <table:table-cell office:value-type="float" office:value="23867300" calcext:value-type="float">
            <text:p>23867300</text:p>
          </table:table-cell>
          <table:table-cell office:value-type="float" office:value="23624600" calcext:value-type="float">
            <text:p>23624600</text:p>
          </table:table-cell>
          <table:table-cell office:value-type="float" office:value="23575400" calcext:value-type="float">
            <text:p>23575400</text:p>
          </table:table-cell>
          <table:table-cell office:value-type="float" office:value="23465200" calcext:value-type="float">
            <text:p>23465200</text:p>
          </table:table-cell>
          <table:table-cell office:value-type="float" office:value="23595100" calcext:value-type="float">
            <text:p>23595100</text:p>
          </table:table-cell>
          <table:table-cell office:value-type="float" office:value="23582900" calcext:value-type="float">
            <text:p>23582900</text:p>
          </table:table-cell>
          <table:table-cell office:value-type="float" office:value="23903500" calcext:value-type="float">
            <text:p>23903500</text:p>
          </table:table-cell>
          <table:table-cell office:value-type="float" office:value="23609100" calcext:value-type="float">
            <text:p>23609100</text:p>
          </table:table-cell>
          <table:table-cell office:value-type="float" office:value="23623500" calcext:value-type="float">
            <text:p>23623500</text:p>
          </table:table-cell>
          <table:table-cell office:value-type="float" office:value="23559600" calcext:value-type="float">
            <text:p>23559600</text:p>
          </table:table-cell>
          <table:table-cell office:value-type="float" office:value="23582300" calcext:value-type="float">
            <text:p>23582300</text:p>
          </table:table-cell>
          <table:table-cell office:value-type="float" office:value="23899500" calcext:value-type="float">
            <text:p>23899500</text:p>
          </table:table-cell>
          <table:table-cell office:value-type="float" office:value="23630200" calcext:value-type="float">
            <text:p>23630200</text:p>
          </table:table-cell>
          <table:table-cell office:value-type="float" office:value="23593800" calcext:value-type="float">
            <text:p>23593800</text:p>
          </table:table-cell>
          <table:table-cell office:value-type="float" office:value="23463700" calcext:value-type="float">
            <text:p>23463700</text:p>
          </table:table-cell>
          <table:table-cell office:value-type="float" office:value="23618600" calcext:value-type="float">
            <text:p>23618600</text:p>
          </table:table-cell>
          <table:table-cell office:value-type="float" office:value="23549200" calcext:value-type="float">
            <text:p>23549200</text:p>
          </table:table-cell>
          <table:table-cell office:value-type="float" office:value="23900100" calcext:value-type="float">
            <text:p>23900100</text:p>
          </table:table-cell>
          <table:table-cell office:value-type="float" office:value="23716300" calcext:value-type="float">
            <text:p>23716300</text:p>
          </table:table-cell>
          <table:table-cell office:value-type="float" office:value="23634700" calcext:value-type="float">
            <text:p>23634700</text:p>
          </table:table-cell>
          <table:table-cell office:value-type="float" office:value="23583500" calcext:value-type="float">
            <text:p>23583500</text:p>
          </table:table-cell>
          <table:table-cell office:value-type="float" office:value="23889300" calcext:value-type="float">
            <text:p>23889300</text:p>
          </table:table-cell>
          <table:table-cell office:value-type="float" office:value="23458200" calcext:value-type="float">
            <text:p>23458200</text:p>
          </table:table-cell>
          <table:table-cell office:value-type="float" office:value="23613600" calcext:value-type="float">
            <text:p>23613600</text:p>
          </table:table-cell>
          <table:table-cell office:value-type="float" office:value="23619800" calcext:value-type="float">
            <text:p>23619800</text:p>
          </table:table-cell>
          <table:table-cell office:value-type="float" office:value="23543700" calcext:value-type="float">
            <text:p>23543700</text:p>
          </table:table-cell>
          <table:table-cell office:value-type="float" office:value="23635200" calcext:value-type="float">
            <text:p>23635200</text:p>
          </table:table-cell>
          <table:table-cell office:value-type="float" office:value="23849000" calcext:value-type="float">
            <text:p>23849000</text:p>
          </table:table-cell>
          <table:table-cell office:value-type="float" office:value="23563700" calcext:value-type="float">
            <text:p>23563700</text:p>
          </table:table-cell>
          <table:table-cell office:value-type="float" office:value="23453100" calcext:value-type="float">
            <text:p>23453100</text:p>
          </table:table-cell>
          <table:table-cell office:value-type="float" office:value="23630800" calcext:value-type="float">
            <text:p>23630800</text:p>
          </table:table-cell>
          <table:table-cell office:value-type="float" office:value="23548400" calcext:value-type="float">
            <text:p>23548400</text:p>
          </table:table-cell>
          <table:table-cell office:value-type="float" office:value="23879000" calcext:value-type="float">
            <text:p>23879000</text:p>
          </table:table-cell>
          <table:table-cell office:value-type="float" office:value="23533800" calcext:value-type="float">
            <text:p>23533800</text:p>
          </table:table-cell>
          <table:table-cell office:value-type="float" office:value="23600000" calcext:value-type="float">
            <text:p>23600000</text:p>
          </table:table-cell>
          <table:table-cell office:value-type="float" office:value="23525400" calcext:value-type="float">
            <text:p>23525400</text:p>
          </table:table-cell>
          <table:table-cell office:value-type="float" office:value="23612500" calcext:value-type="float">
            <text:p>23612500</text:p>
          </table:table-cell>
          <table:table-cell office:value-type="float" office:value="23671800" calcext:value-type="float">
            <text:p>23671800</text:p>
          </table:table-cell>
          <table:table-cell office:value-type="float" office:value="23902700" calcext:value-type="float">
            <text:p>23902700</text:p>
          </table:table-cell>
          <table:table-cell office:value-type="float" office:value="23564800" calcext:value-type="float">
            <text:p>23564800</text:p>
          </table:table-cell>
          <table:table-cell office:value-type="float" office:value="23469600" calcext:value-type="float">
            <text:p>23469600</text:p>
          </table:table-cell>
          <table:table-cell office:value-type="float" office:value="23601100" calcext:value-type="float">
            <text:p>23601100</text:p>
          </table:table-cell>
          <table:table-cell office:value-type="float" office:value="23563200" calcext:value-type="float">
            <text:p>23563200</text:p>
          </table:table-cell>
          <table:table-cell office:value-type="float" office:value="23862800" calcext:value-type="float">
            <text:p>23862800</text:p>
          </table:table-cell>
          <table:table-cell office:value-type="float" office:value="23464000" calcext:value-type="float">
            <text:p>23464000</text:p>
          </table:table-cell>
          <table:table-cell office:value-type="float" office:value="23603200" calcext:value-type="float">
            <text:p>23603200</text:p>
          </table:table-cell>
          <table:table-cell office:value-type="float" office:value="23536000" calcext:value-type="float">
            <text:p>23536000</text:p>
          </table:table-cell>
          <table:table-cell office:value-type="float" office:value="23482600" calcext:value-type="float">
            <text:p>23482600</text:p>
          </table:table-cell>
          <table:table-cell office:value-type="float" office:value="23883400" calcext:value-type="float">
            <text:p>23883400</text:p>
          </table:table-cell>
          <table:table-cell office:value-type="float" office:value="23640600" calcext:value-type="float">
            <text:p>23640600</text:p>
          </table:table-cell>
          <table:table-cell office:value-type="float" office:value="23607600" calcext:value-type="float">
            <text:p>23607600</text:p>
          </table:table-cell>
          <table:table-cell office:value-type="float" office:value="23907400" calcext:value-type="float">
            <text:p>23907400</text:p>
          </table:table-cell>
          <table:table-cell office:value-type="float" office:value="23876500" calcext:value-type="float">
            <text:p>23876500</text:p>
          </table:table-cell>
          <table:table-cell office:value-type="float" office:value="23884100" calcext:value-type="float">
            <text:p>23884100</text:p>
          </table:table-cell>
          <table:table-cell office:value-type="float" office:value="23946000" calcext:value-type="float">
            <text:p>23946000</text:p>
          </table:table-cell>
          <table:table-cell office:value-type="float" office:value="23906400" calcext:value-type="float">
            <text:p>23906400</text:p>
          </table:table-cell>
          <table:table-cell office:value-type="float" office:value="23877700" calcext:value-type="float">
            <text:p>23877700</text:p>
          </table:table-cell>
          <table:table-cell office:value-type="float" office:value="23889500" calcext:value-type="float">
            <text:p>23889500</text:p>
          </table:table-cell>
          <table:table-cell office:value-type="float" office:value="23945600" calcext:value-type="float">
            <text:p>23945600</text:p>
          </table:table-cell>
          <table:table-cell office:value-type="float" office:value="23908800" calcext:value-type="float">
            <text:p>23908800</text:p>
          </table:table-cell>
          <table:table-cell office:value-type="float" office:value="23873400" calcext:value-type="float">
            <text:p>23873400</text:p>
          </table:table-cell>
          <table:table-cell office:value-type="float" office:value="23872600" calcext:value-type="float">
            <text:p>23872600</text:p>
          </table:table-cell>
          <table:table-cell office:value-type="float" office:value="23945900" calcext:value-type="float">
            <text:p>23945900</text:p>
          </table:table-cell>
          <table:table-cell office:value-type="float" office:value="23907400" calcext:value-type="float">
            <text:p>23907400</text:p>
          </table:table-cell>
          <table:table-cell office:value-type="float" office:value="23875400" calcext:value-type="float">
            <text:p>23875400</text:p>
          </table:table-cell>
          <table:table-cell office:value-type="float" office:value="23906100" calcext:value-type="float">
            <text:p>23906100</text:p>
          </table:table-cell>
          <table:table-cell office:value-type="float" office:value="23939400" calcext:value-type="float">
            <text:p>23939400</text:p>
          </table:table-cell>
          <table:table-cell office:value-type="float" office:value="23870500" calcext:value-type="float">
            <text:p>23870500</text:p>
          </table:table-cell>
          <table:table-cell office:value-type="float" office:value="23877700" calcext:value-type="float">
            <text:p>23877700</text:p>
          </table:table-cell>
          <table:table-cell office:value-type="float" office:value="23907700" calcext:value-type="float">
            <text:p>23907700</text:p>
          </table:table-cell>
          <table:table-cell office:value-type="float" office:value="23947600" calcext:value-type="float">
            <text:p>23947600</text:p>
          </table:table-cell>
          <table:table-cell office:value-type="float" office:value="23881600" calcext:value-type="float">
            <text:p>23881600</text:p>
          </table:table-cell>
          <table:table-cell office:value-type="float" office:value="23849100" calcext:value-type="float">
            <text:p>238491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23941600" calcext:value-type="float">
            <text:p>23941600</text:p>
          </table:table-cell>
          <table:table-cell office:value-type="float" office:value="23876600" calcext:value-type="float">
            <text:p>23876600</text:p>
          </table:table-cell>
          <table:table-cell office:value-type="float" office:value="23828600" calcext:value-type="float">
            <text:p>23828600</text:p>
          </table:table-cell>
          <table:table-cell office:value-type="float" office:value="23907700" calcext:value-type="float">
            <text:p>23907700</text:p>
          </table:table-cell>
          <table:table-cell office:value-type="float" office:value="23878300" calcext:value-type="float">
            <text:p>23878300</text:p>
          </table:table-cell>
          <table:table-cell office:value-type="float" office:value="23939700" calcext:value-type="float">
            <text:p>23939700</text:p>
          </table:table-cell>
          <table:table-cell office:value-type="float" office:value="23906400" calcext:value-type="float">
            <text:p>23906400</text:p>
          </table:table-cell>
          <table:table-cell office:value-type="float" office:value="23881100" calcext:value-type="float">
            <text:p>23881100</text:p>
          </table:table-cell>
          <table:table-cell office:value-type="float" office:value="23948700" calcext:value-type="float">
            <text:p>23948700</text:p>
          </table:table-cell>
          <table:table-cell office:value-type="float" office:value="24079200" calcext:value-type="float">
            <text:p>24079200</text:p>
          </table:table-cell>
          <table:table-cell office:value-type="float" office:value="23906100" calcext:value-type="float">
            <text:p>23906100</text:p>
          </table:table-cell>
          <table:table-cell office:value-type="float" office:value="23871800" calcext:value-type="float">
            <text:p>23871800</text:p>
          </table:table-cell>
          <table:table-cell office:value-type="float" office:value="23941300" calcext:value-type="float">
            <text:p>23941300</text:p>
          </table:table-cell>
          <table:table-cell office:value-type="float" office:value="23906100" calcext:value-type="float">
            <text:p>23906100</text:p>
          </table:table-cell>
          <table:table-cell office:value-type="float" office:value="24085900" calcext:value-type="float">
            <text:p>24085900</text:p>
          </table:table-cell>
          <table:table-cell office:value-type="float" office:value="23870700" calcext:value-type="float">
            <text:p>23870700</text:p>
          </table:table-cell>
          <table:table-cell office:value-type="float" office:value="23939400" calcext:value-type="float">
            <text:p>23939400</text:p>
          </table:table-cell>
          <table:table-cell office:value-type="float" office:value="23908800" calcext:value-type="float">
            <text:p>23908800</text:p>
          </table:table-cell>
          <table:table-cell office:value-type="float" office:value="23872500" calcext:value-type="float">
            <text:p>23872500</text:p>
          </table:table-cell>
          <table:table-cell office:value-type="float" office:value="24076400" calcext:value-type="float">
            <text:p>24076400</text:p>
          </table:table-cell>
          <table:table-cell office:value-type="float" office:value="23908100" calcext:value-type="float">
            <text:p>23908100</text:p>
          </table:table-cell>
          <table:table-cell office:value-type="float" office:value="23946000" calcext:value-type="float">
            <text:p>23946000</text:p>
          </table:table-cell>
          <table:table-cell office:value-type="float" office:value="23878300" calcext:value-type="float">
            <text:p>23878300</text:p>
          </table:table-cell>
          <table:table-cell office:value-type="float" office:value="23908100" calcext:value-type="float">
            <text:p>23908100</text:p>
          </table:table-cell>
          <table:table-cell office:value-type="float" office:value="23945400" calcext:value-type="float">
            <text:p>23945400</text:p>
          </table:table-cell>
          <table:table-cell office:value-type="float" office:value="23871800" calcext:value-type="float">
            <text:p>23871800</text:p>
          </table:table-cell>
          <table:table-cell office:value-type="float" office:value="24074500" calcext:value-type="float">
            <text:p>24074500</text:p>
          </table:table-cell>
          <table:table-cell office:value-type="float" office:value="23908800" calcext:value-type="float">
            <text:p>23908800</text:p>
          </table:table-cell>
          <table:table-cell office:value-type="float" office:value="23879400" calcext:value-type="float">
            <text:p>23879400</text:p>
          </table:table-cell>
          <table:table-cell office:value-type="float" office:value="23944400" calcext:value-type="float">
            <text:p>239444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24079700" calcext:value-type="float">
            <text:p>24079700</text:p>
          </table:table-cell>
          <table:table-cell office:value-type="float" office:value="23877700" calcext:value-type="float">
            <text:p>23877700</text:p>
          </table:table-cell>
          <table:table-cell office:value-type="float" office:value="23932000" calcext:value-type="float">
            <text:p>239320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23879400" calcext:value-type="float">
            <text:p>23879400</text:p>
          </table:table-cell>
          <table:table-cell office:value-type="float" office:value="24086600" calcext:value-type="float">
            <text:p>240866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23948700" calcext:value-type="float">
            <text:p>23948700</text:p>
          </table:table-cell>
          <table:table-cell office:value-type="float" office:value="23874100" calcext:value-type="float">
            <text:p>23874100</text:p>
          </table:table-cell>
          <table:table-cell office:value-type="float" office:value="23906100" calcext:value-type="float">
            <text:p>23906100</text:p>
          </table:table-cell>
          <table:table-cell office:value-type="float" office:value="23942800" calcext:value-type="float">
            <text:p>23942800</text:p>
          </table:table-cell>
          <table:table-cell office:value-type="float" office:value="24079200" calcext:value-type="float">
            <text:p>24079200</text:p>
          </table:table-cell>
          <table:table-cell office:value-type="float" office:value="23879400" calcext:value-type="float">
            <text:p>23879400</text:p>
          </table:table-cell>
          <table:table-cell office:value-type="float" office:value="23905000" calcext:value-type="float">
            <text:p>23905000</text:p>
          </table:table-cell>
          <table:table-cell office:value-type="float" office:value="23932000" calcext:value-type="float">
            <text:p>23932000</text:p>
          </table:table-cell>
          <table:table-cell office:value-type="float" office:value="23874900" calcext:value-type="float">
            <text:p>238749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23946500" calcext:value-type="float">
            <text:p>23946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40800" calcext:value-type="float">
            <text:p>23940800</text:p>
          </table:table-cell>
          <table:table-cell office:value-type="float" office:value="24076900" calcext:value-type="float">
            <text:p>240769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44400" calcext:value-type="float">
            <text:p>239444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82200" calcext:value-type="float">
            <text:p>24082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82900" calcext:value-type="float">
            <text:p>240829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76400" calcext:value-type="float">
            <text:p>240764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80300" calcext:value-type="float">
            <text:p>240803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82900" calcext:value-type="float">
            <text:p>240829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82900" calcext:value-type="float">
            <text:p>240829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79700" calcext:value-type="float">
            <text:p>2407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85100" calcext:value-type="float">
            <text:p>240851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74500" calcext:value-type="float">
            <text:p>24074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74500" calcext:value-type="float">
            <text:p>24074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81900" calcext:value-type="float">
            <text:p>240819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30200" calcext:value-type="float">
            <text:p>239302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19700" calcext:value-type="float">
            <text:p>239197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table:number-columns-repeated="2"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table:number-columns-repeated="2"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office:value-type="float" office:value="24092500" calcext:value-type="float">
            <text:p>24092500</text:p>
          </table:table-cell>
          <table:table-cell office:value-type="float" office:value="23959200" calcext:value-type="float">
            <text:p>23959200</text:p>
          </table:table-cell>
          <table:table-cell table:number-columns-repeated="22" office:value-type="float" office:value="24092500" calcext:value-type="float">
            <text:p>24092500</text:p>
          </table:table-cell>
          <table:table-cell table:number-columns-repeated="22" office:value-type="float" office:value="24148400" calcext:value-type="float">
            <text:p>24148400</text:p>
          </table:table-cell>
          <table:table-cell table:number-columns-repeated="2"/>
          <table:table-cell table:formula="of:=MAX([.A8:.ME8])" office:value-type="float" office:value="24148400" calcext:value-type="float">
            <text:p>24148400</text:p>
          </table:table-cell>
          <table:table-cell table:number-columns-repeated="3"/>
        </table:table-row>
        <table:table-row table:style-name="ro1">
          <table:table-cell office:value-type="float" office:value="23755800" calcext:value-type="float">
            <text:p>23755800</text:p>
          </table:table-cell>
          <table:table-cell office:value-type="float" office:value="23722800" calcext:value-type="float">
            <text:p>23722800</text:p>
          </table:table-cell>
          <table:table-cell office:value-type="float" office:value="23888000" calcext:value-type="float">
            <text:p>23888000</text:p>
          </table:table-cell>
          <table:table-cell office:value-type="float" office:value="23894600" calcext:value-type="float">
            <text:p>23894600</text:p>
          </table:table-cell>
          <table:table-cell office:value-type="float" office:value="23828000" calcext:value-type="float">
            <text:p>23828000</text:p>
          </table:table-cell>
          <table:table-cell office:value-type="float" office:value="23732100" calcext:value-type="float">
            <text:p>23732100</text:p>
          </table:table-cell>
          <table:table-cell office:value-type="float" office:value="23884700" calcext:value-type="float">
            <text:p>23884700</text:p>
          </table:table-cell>
          <table:table-cell office:value-type="float" office:value="23866100" calcext:value-type="float">
            <text:p>23866100</text:p>
          </table:table-cell>
          <table:table-cell office:value-type="float" office:value="23725300" calcext:value-type="float">
            <text:p>23725300</text:p>
          </table:table-cell>
          <table:table-cell office:value-type="float" office:value="23729600" calcext:value-type="float">
            <text:p>23729600</text:p>
          </table:table-cell>
          <table:table-cell office:value-type="float" office:value="23878600" calcext:value-type="float">
            <text:p>23878600</text:p>
          </table:table-cell>
          <table:table-cell office:value-type="float" office:value="23760900" calcext:value-type="float">
            <text:p>23760900</text:p>
          </table:table-cell>
          <table:table-cell office:value-type="float" office:value="23887100" calcext:value-type="float">
            <text:p>23887100</text:p>
          </table:table-cell>
          <table:table-cell office:value-type="float" office:value="23772200" calcext:value-type="float">
            <text:p>23772200</text:p>
          </table:table-cell>
          <table:table-cell office:value-type="float" office:value="23782700" calcext:value-type="float">
            <text:p>23782700</text:p>
          </table:table-cell>
          <table:table-cell office:value-type="float" office:value="23835500" calcext:value-type="float">
            <text:p>23835500</text:p>
          </table:table-cell>
          <table:table-cell office:value-type="float" office:value="23719100" calcext:value-type="float">
            <text:p>23719100</text:p>
          </table:table-cell>
          <table:table-cell office:value-type="float" office:value="23754000" calcext:value-type="float">
            <text:p>23754000</text:p>
          </table:table-cell>
          <table:table-cell office:value-type="float" office:value="23859700" calcext:value-type="float">
            <text:p>23859700</text:p>
          </table:table-cell>
          <table:table-cell office:value-type="float" office:value="23757400" calcext:value-type="float">
            <text:p>23757400</text:p>
          </table:table-cell>
          <table:table-cell office:value-type="float" office:value="23762200" calcext:value-type="float">
            <text:p>23762200</text:p>
          </table:table-cell>
          <table:table-cell office:value-type="float" office:value="23723100" calcext:value-type="float">
            <text:p>23723100</text:p>
          </table:table-cell>
          <table:table-cell office:value-type="float" office:value="23875600" calcext:value-type="float">
            <text:p>23875600</text:p>
          </table:table-cell>
          <table:table-cell office:value-type="float" office:value="23740400" calcext:value-type="float">
            <text:p>23740400</text:p>
          </table:table-cell>
          <table:table-cell office:value-type="float" office:value="23735900" calcext:value-type="float">
            <text:p>23735900</text:p>
          </table:table-cell>
          <table:table-cell office:value-type="float" office:value="23840300" calcext:value-type="float">
            <text:p>23840300</text:p>
          </table:table-cell>
          <table:table-cell office:value-type="float" office:value="23794700" calcext:value-type="float">
            <text:p>23794700</text:p>
          </table:table-cell>
          <table:table-cell office:value-type="float" office:value="23862400" calcext:value-type="float">
            <text:p>23862400</text:p>
          </table:table-cell>
          <table:table-cell office:value-type="float" office:value="23728000" calcext:value-type="float">
            <text:p>23728000</text:p>
          </table:table-cell>
          <table:table-cell office:value-type="float" office:value="23689900" calcext:value-type="float">
            <text:p>23689900</text:p>
          </table:table-cell>
          <table:table-cell office:value-type="float" office:value="23792200" calcext:value-type="float">
            <text:p>23792200</text:p>
          </table:table-cell>
          <table:table-cell office:value-type="float" office:value="23725700" calcext:value-type="float">
            <text:p>23725700</text:p>
          </table:table-cell>
          <table:table-cell office:value-type="float" office:value="23896600" calcext:value-type="float">
            <text:p>23896600</text:p>
          </table:table-cell>
          <table:table-cell office:value-type="float" office:value="23809200" calcext:value-type="float">
            <text:p>23809200</text:p>
          </table:table-cell>
          <table:table-cell office:value-type="float" office:value="23781600" calcext:value-type="float">
            <text:p>23781600</text:p>
          </table:table-cell>
          <table:table-cell office:value-type="float" office:value="23730400" calcext:value-type="float">
            <text:p>23730400</text:p>
          </table:table-cell>
          <table:table-cell office:value-type="float" office:value="23867700" calcext:value-type="float">
            <text:p>23867700</text:p>
          </table:table-cell>
          <table:table-cell office:value-type="float" office:value="23730800" calcext:value-type="float">
            <text:p>23730800</text:p>
          </table:table-cell>
          <table:table-cell office:value-type="float" office:value="23758700" calcext:value-type="float">
            <text:p>23758700</text:p>
          </table:table-cell>
          <table:table-cell office:value-type="float" office:value="23728600" calcext:value-type="float">
            <text:p>23728600</text:p>
          </table:table-cell>
          <table:table-cell office:value-type="float" office:value="23701000" calcext:value-type="float">
            <text:p>23701000</text:p>
          </table:table-cell>
          <table:table-cell office:value-type="float" office:value="23883300" calcext:value-type="float">
            <text:p>23883300</text:p>
          </table:table-cell>
          <table:table-cell office:value-type="float" office:value="23782100" calcext:value-type="float">
            <text:p>23782100</text:p>
          </table:table-cell>
          <table:table-cell office:value-type="float" office:value="23732700" calcext:value-type="float">
            <text:p>23732700</text:p>
          </table:table-cell>
          <table:table-cell office:value-type="float" office:value="23839100" calcext:value-type="float">
            <text:p>23839100</text:p>
          </table:table-cell>
          <table:table-cell office:value-type="float" office:value="23790800" calcext:value-type="float">
            <text:p>23790800</text:p>
          </table:table-cell>
          <table:table-cell office:value-type="float" office:value="23740700" calcext:value-type="float">
            <text:p>23740700</text:p>
          </table:table-cell>
          <table:table-cell office:value-type="float" office:value="23898800" calcext:value-type="float">
            <text:p>23898800</text:p>
          </table:table-cell>
          <table:table-cell office:value-type="float" office:value="23686200" calcext:value-type="float">
            <text:p>23686200</text:p>
          </table:table-cell>
          <table:table-cell office:value-type="float" office:value="23767700" calcext:value-type="float">
            <text:p>23767700</text:p>
          </table:table-cell>
          <table:table-cell office:value-type="float" office:value="23713300" calcext:value-type="float">
            <text:p>23713300</text:p>
          </table:table-cell>
          <table:table-cell office:value-type="float" office:value="23899200" calcext:value-type="float">
            <text:p>23899200</text:p>
          </table:table-cell>
          <table:table-cell office:value-type="float" office:value="23743100" calcext:value-type="float">
            <text:p>23743100</text:p>
          </table:table-cell>
          <table:table-cell office:value-type="float" office:value="23633700" calcext:value-type="float">
            <text:p>23633700</text:p>
          </table:table-cell>
          <table:table-cell office:value-type="float" office:value="23728300" calcext:value-type="float">
            <text:p>23728300</text:p>
          </table:table-cell>
          <table:table-cell office:value-type="float" office:value="23757000" calcext:value-type="float">
            <text:p>23757000</text:p>
          </table:table-cell>
          <table:table-cell office:value-type="float" office:value="23882600" calcext:value-type="float">
            <text:p>23882600</text:p>
          </table:table-cell>
          <table:table-cell office:value-type="float" office:value="23828400" calcext:value-type="float">
            <text:p>23828400</text:p>
          </table:table-cell>
          <table:table-cell office:value-type="float" office:value="23746100" calcext:value-type="float">
            <text:p>23746100</text:p>
          </table:table-cell>
          <table:table-cell office:value-type="float" office:value="23767800" calcext:value-type="float">
            <text:p>23767800</text:p>
          </table:table-cell>
          <table:table-cell office:value-type="float" office:value="23760500" calcext:value-type="float">
            <text:p>23760500</text:p>
          </table:table-cell>
          <table:table-cell office:value-type="float" office:value="23864800" calcext:value-type="float">
            <text:p>23864800</text:p>
          </table:table-cell>
          <table:table-cell office:value-type="float" office:value="23875400" calcext:value-type="float">
            <text:p>23875400</text:p>
          </table:table-cell>
          <table:table-cell office:value-type="float" office:value="23769600" calcext:value-type="float">
            <text:p>23769600</text:p>
          </table:table-cell>
          <table:table-cell office:value-type="float" office:value="23725500" calcext:value-type="float">
            <text:p>23725500</text:p>
          </table:table-cell>
          <table:table-cell office:value-type="float" office:value="23783700" calcext:value-type="float">
            <text:p>23783700</text:p>
          </table:table-cell>
          <table:table-cell office:value-type="float" office:value="23894100" calcext:value-type="float">
            <text:p>23894100</text:p>
          </table:table-cell>
          <table:table-cell office:value-type="float" office:value="23778100" calcext:value-type="float">
            <text:p>23778100</text:p>
          </table:table-cell>
          <table:table-cell office:value-type="float" office:value="23741300" calcext:value-type="float">
            <text:p>23741300</text:p>
          </table:table-cell>
          <table:table-cell office:value-type="float" office:value="23883500" calcext:value-type="float">
            <text:p>23883500</text:p>
          </table:table-cell>
          <table:table-cell office:value-type="float" office:value="23840000" calcext:value-type="float">
            <text:p>23840000</text:p>
          </table:table-cell>
          <table:table-cell office:value-type="float" office:value="23722100" calcext:value-type="float">
            <text:p>23722100</text:p>
          </table:table-cell>
          <table:table-cell office:value-type="float" office:value="24008900" calcext:value-type="float">
            <text:p>24008900</text:p>
          </table:table-cell>
          <table:table-cell office:value-type="float" office:value="23732400" calcext:value-type="float">
            <text:p>23732400</text:p>
          </table:table-cell>
          <table:table-cell office:value-type="float" office:value="23872600" calcext:value-type="float">
            <text:p>23872600</text:p>
          </table:table-cell>
          <table:table-cell office:value-type="float" office:value="23902900" calcext:value-type="float">
            <text:p>23902900</text:p>
          </table:table-cell>
          <table:table-cell office:value-type="float" office:value="24010200" calcext:value-type="float">
            <text:p>24010200</text:p>
          </table:table-cell>
          <table:table-cell office:value-type="float" office:value="23613700" calcext:value-type="float">
            <text:p>23613700</text:p>
          </table:table-cell>
          <table:table-cell office:value-type="float" office:value="23860500" calcext:value-type="float">
            <text:p>23860500</text:p>
          </table:table-cell>
          <table:table-cell office:value-type="float" office:value="23899800" calcext:value-type="float">
            <text:p>23899800</text:p>
          </table:table-cell>
          <table:table-cell office:value-type="float" office:value="24010000" calcext:value-type="float">
            <text:p>24010000</text:p>
          </table:table-cell>
          <table:table-cell office:value-type="float" office:value="23707100" calcext:value-type="float">
            <text:p>23707100</text:p>
          </table:table-cell>
          <table:table-cell office:value-type="float" office:value="23877600" calcext:value-type="float">
            <text:p>23877600</text:p>
          </table:table-cell>
          <table:table-cell office:value-type="float" office:value="23898800" calcext:value-type="float">
            <text:p>238988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4020700" calcext:value-type="float">
            <text:p>24020700</text:p>
          </table:table-cell>
          <table:table-cell office:value-type="float" office:value="23905100" calcext:value-type="float">
            <text:p>23905100</text:p>
          </table:table-cell>
          <table:table-cell office:value-type="float" office:value="23902600" calcext:value-type="float">
            <text:p>23902600</text:p>
          </table:table-cell>
          <table:table-cell office:value-type="float" office:value="24006700" calcext:value-type="float">
            <text:p>24006700</text:p>
          </table:table-cell>
          <table:table-cell office:value-type="float" office:value="24020700" calcext:value-type="float">
            <text:p>24020700</text:p>
          </table:table-cell>
          <table:table-cell office:value-type="float" office:value="23898400" calcext:value-type="float">
            <text:p>23898400</text:p>
          </table:table-cell>
          <table:table-cell office:value-type="float" office:value="24013900" calcext:value-type="float">
            <text:p>24013900</text:p>
          </table:table-cell>
          <table:table-cell office:value-type="float" office:value="23856000" calcext:value-type="float">
            <text:p>23856000</text:p>
          </table:table-cell>
          <table:table-cell office:value-type="float" office:value="23897100" calcext:value-type="float">
            <text:p>23897100</text:p>
          </table:table-cell>
          <table:table-cell office:value-type="float" office:value="24025600" calcext:value-type="float">
            <text:p>24025600</text:p>
          </table:table-cell>
          <table:table-cell office:value-type="float" office:value="24010200" calcext:value-type="float">
            <text:p>24010200</text:p>
          </table:table-cell>
          <table:table-cell office:value-type="float" office:value="24084300" calcext:value-type="float">
            <text:p>24084300</text:p>
          </table:table-cell>
          <table:table-cell office:value-type="float" office:value="23898400" calcext:value-type="float">
            <text:p>23898400</text:p>
          </table:table-cell>
          <table:table-cell office:value-type="float" office:value="24018400" calcext:value-type="float">
            <text:p>24018400</text:p>
          </table:table-cell>
          <table:table-cell office:value-type="float" office:value="24013900" calcext:value-type="float">
            <text:p>24013900</text:p>
          </table:table-cell>
          <table:table-cell office:value-type="float" office:value="23898700" calcext:value-type="float">
            <text:p>23898700</text:p>
          </table:table-cell>
          <table:table-cell office:value-type="float" office:value="24013900" calcext:value-type="float">
            <text:p>24013900</text:p>
          </table:table-cell>
          <table:table-cell office:value-type="float" office:value="24080900" calcext:value-type="float">
            <text:p>240809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3899200" calcext:value-type="float">
            <text:p>23899200</text:p>
          </table:table-cell>
          <table:table-cell office:value-type="float" office:value="24012100" calcext:value-type="float">
            <text:p>24012100</text:p>
          </table:table-cell>
          <table:table-cell office:value-type="float" office:value="24025600" calcext:value-type="float">
            <text:p>24025600</text:p>
          </table:table-cell>
          <table:table-cell office:value-type="float" office:value="24088600" calcext:value-type="float">
            <text:p>24088600</text:p>
          </table:table-cell>
          <table:table-cell office:value-type="float" office:value="23899400" calcext:value-type="float">
            <text:p>23899400</text:p>
          </table:table-cell>
          <table:table-cell office:value-type="float" office:value="24008800" calcext:value-type="float">
            <text:p>24008800</text:p>
          </table:table-cell>
          <table:table-cell office:value-type="float" office:value="24017600" calcext:value-type="float">
            <text:p>24017600</text:p>
          </table:table-cell>
          <table:table-cell office:value-type="float" office:value="23904700" calcext:value-type="float">
            <text:p>23904700</text:p>
          </table:table-cell>
          <table:table-cell office:value-type="float" office:value="24086100" calcext:value-type="float">
            <text:p>24086100</text:p>
          </table:table-cell>
          <table:table-cell office:value-type="float" office:value="24009800" calcext:value-type="float">
            <text:p>24009800</text:p>
          </table:table-cell>
          <table:table-cell office:value-type="float" office:value="23900600" calcext:value-type="float">
            <text:p>23900600</text:p>
          </table:table-cell>
          <table:table-cell office:value-type="float" office:value="24017600" calcext:value-type="float">
            <text:p>24017600</text:p>
          </table:table-cell>
          <table:table-cell office:value-type="float" office:value="24009500" calcext:value-type="float">
            <text:p>24009500</text:p>
          </table:table-cell>
          <table:table-cell office:value-type="float" office:value="24088500" calcext:value-type="float">
            <text:p>24088500</text:p>
          </table:table-cell>
          <table:table-cell office:value-type="float" office:value="23903000" calcext:value-type="float">
            <text:p>23903000</text:p>
          </table:table-cell>
          <table:table-cell office:value-type="float" office:value="24017700" calcext:value-type="float">
            <text:p>240177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80500" calcext:value-type="float">
            <text:p>240805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4011100" calcext:value-type="float">
            <text:p>24011100</text:p>
          </table:table-cell>
          <table:table-cell office:value-type="float" office:value="23903100" calcext:value-type="float">
            <text:p>23903100</text:p>
          </table:table-cell>
          <table:table-cell office:value-type="float" office:value="24009800" calcext:value-type="float">
            <text:p>24009800</text:p>
          </table:table-cell>
          <table:table-cell office:value-type="float" office:value="23896700" calcext:value-type="float">
            <text:p>23896700</text:p>
          </table:table-cell>
          <table:table-cell office:value-type="float" office:value="24020700" calcext:value-type="float">
            <text:p>24020700</text:p>
          </table:table-cell>
          <table:table-cell office:value-type="float" office:value="24081000" calcext:value-type="float">
            <text:p>24081000</text:p>
          </table:table-cell>
          <table:table-cell office:value-type="float" office:value="24008800" calcext:value-type="float">
            <text:p>24008800</text:p>
          </table:table-cell>
          <table:table-cell office:value-type="float" office:value="23906600" calcext:value-type="float">
            <text:p>23906600</text:p>
          </table:table-cell>
          <table:table-cell office:value-type="float" office:value="24017700" calcext:value-type="float">
            <text:p>24017700</text:p>
          </table:table-cell>
          <table:table-cell office:value-type="float" office:value="24090800" calcext:value-type="float">
            <text:p>24090800</text:p>
          </table:table-cell>
          <table:table-cell office:value-type="float" office:value="24010000" calcext:value-type="float">
            <text:p>24010000</text:p>
          </table:table-cell>
          <table:table-cell office:value-type="float" office:value="23905100" calcext:value-type="float">
            <text:p>239051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4011600" calcext:value-type="float">
            <text:p>24011600</text:p>
          </table:table-cell>
          <table:table-cell office:value-type="float" office:value="23900300" calcext:value-type="float">
            <text:p>23900300</text:p>
          </table:table-cell>
          <table:table-cell office:value-type="float" office:value="24081300" calcext:value-type="float">
            <text:p>24081300</text:p>
          </table:table-cell>
          <table:table-cell office:value-type="float" office:value="24020700" calcext:value-type="float">
            <text:p>24020700</text:p>
          </table:table-cell>
          <table:table-cell office:value-type="float" office:value="23907300" calcext:value-type="float">
            <text:p>23907300</text:p>
          </table:table-cell>
          <table:table-cell office:value-type="float" office:value="24010000" calcext:value-type="float">
            <text:p>24010000</text:p>
          </table:table-cell>
          <table:table-cell office:value-type="float" office:value="24081500" calcext:value-type="float">
            <text:p>240815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4082800" calcext:value-type="float">
            <text:p>240828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1200" calcext:value-type="float">
            <text:p>240912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78500" calcext:value-type="float">
            <text:p>240785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81500" calcext:value-type="float">
            <text:p>240815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17900" calcext:value-type="float">
            <text:p>240179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88300" calcext:value-type="float">
            <text:p>240883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87800" calcext:value-type="float">
            <text:p>240878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86000" calcext:value-type="float">
            <text:p>240860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83200" calcext:value-type="float">
            <text:p>24083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81000" calcext:value-type="float">
            <text:p>240810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88700" calcext:value-type="float">
            <text:p>24088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3934700" calcext:value-type="float">
            <text:p>239347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29200" calcext:value-type="float">
            <text:p>24029200</text:p>
          </table:table-cell>
          <table:table-cell office:value-type="float" office:value="24098100" calcext:value-type="float">
            <text:p>24098100</text:p>
          </table:table-cell>
          <table:table-cell table:number-columns-repeated="2"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table:number-columns-repeated="2"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table:number-columns-repeated="2" office:value-type="float" office:value="24031200" calcext:value-type="float">
            <text:p>24031200</text:p>
          </table:table-cell>
          <table:table-cell office:value-type="float" office:value="24098100" calcext:value-type="float">
            <text:p>24098100</text:p>
          </table:table-cell>
          <table:table-cell office:value-type="float" office:value="24031200" calcext:value-type="float">
            <text:p>24031200</text:p>
          </table:table-cell>
          <table:table-cell table:number-columns-repeated="13" office:value-type="float" office:value="24098100" calcext:value-type="float">
            <text:p>24098100</text:p>
          </table:table-cell>
          <table:table-cell table:number-columns-repeated="22" office:value-type="float" office:value="24125900" calcext:value-type="float">
            <text:p>24125900</text:p>
          </table:table-cell>
          <table:table-cell table:number-columns-repeated="2"/>
          <table:table-cell table:formula="of:=MAX([.A9:.ME9])" office:value-type="float" office:value="24125900" calcext:value-type="float">
            <text:p>24125900</text:p>
          </table:table-cell>
          <table:table-cell table:number-columns-repeated="3"/>
        </table:table-row>
        <table:table-row table:style-name="ro1">
          <table:table-cell office:value-type="float" office:value="23532500" calcext:value-type="float">
            <text:p>23532500</text:p>
          </table:table-cell>
          <table:table-cell office:value-type="float" office:value="23584200" calcext:value-type="float">
            <text:p>23584200</text:p>
          </table:table-cell>
          <table:table-cell office:value-type="float" office:value="23679700" calcext:value-type="float">
            <text:p>23679700</text:p>
          </table:table-cell>
          <table:table-cell office:value-type="float" office:value="23828600" calcext:value-type="float">
            <text:p>23828600</text:p>
          </table:table-cell>
          <table:table-cell office:value-type="float" office:value="23541900" calcext:value-type="float">
            <text:p>23541900</text:p>
          </table:table-cell>
          <table:table-cell office:value-type="float" office:value="23667700" calcext:value-type="float">
            <text:p>23667700</text:p>
          </table:table-cell>
          <table:table-cell office:value-type="float" office:value="23581300" calcext:value-type="float">
            <text:p>23581300</text:p>
          </table:table-cell>
          <table:table-cell office:value-type="float" office:value="23803400" calcext:value-type="float">
            <text:p>23803400</text:p>
          </table:table-cell>
          <table:table-cell office:value-type="float" office:value="23549000" calcext:value-type="float">
            <text:p>23549000</text:p>
          </table:table-cell>
          <table:table-cell office:value-type="float" office:value="23693400" calcext:value-type="float">
            <text:p>23693400</text:p>
          </table:table-cell>
          <table:table-cell office:value-type="float" office:value="23582700" calcext:value-type="float">
            <text:p>23582700</text:p>
          </table:table-cell>
          <table:table-cell office:value-type="float" office:value="23514000" calcext:value-type="float">
            <text:p>23514000</text:p>
          </table:table-cell>
          <table:table-cell office:value-type="float" office:value="23586000" calcext:value-type="float">
            <text:p>23586000</text:p>
          </table:table-cell>
          <table:table-cell office:value-type="float" office:value="23672600" calcext:value-type="float">
            <text:p>23672600</text:p>
          </table:table-cell>
          <table:table-cell office:value-type="float" office:value="23850500" calcext:value-type="float">
            <text:p>23850500</text:p>
          </table:table-cell>
          <table:table-cell office:value-type="float" office:value="23533400" calcext:value-type="float">
            <text:p>23533400</text:p>
          </table:table-cell>
          <table:table-cell office:value-type="float" office:value="23595900" calcext:value-type="float">
            <text:p>23595900</text:p>
          </table:table-cell>
          <table:table-cell office:value-type="float" office:value="23655600" calcext:value-type="float">
            <text:p>23655600</text:p>
          </table:table-cell>
          <table:table-cell office:value-type="float" office:value="23839700" calcext:value-type="float">
            <text:p>23839700</text:p>
          </table:table-cell>
          <table:table-cell office:value-type="float" office:value="23613900" calcext:value-type="float">
            <text:p>23613900</text:p>
          </table:table-cell>
          <table:table-cell office:value-type="float" office:value="23579300" calcext:value-type="float">
            <text:p>23579300</text:p>
          </table:table-cell>
          <table:table-cell office:value-type="float" office:value="23669500" calcext:value-type="float">
            <text:p>23669500</text:p>
          </table:table-cell>
          <table:table-cell office:value-type="float" office:value="23531700" calcext:value-type="float">
            <text:p>23531700</text:p>
          </table:table-cell>
          <table:table-cell office:value-type="float" office:value="23589900" calcext:value-type="float">
            <text:p>23589900</text:p>
          </table:table-cell>
          <table:table-cell office:value-type="float" office:value="23663100" calcext:value-type="float">
            <text:p>23663100</text:p>
          </table:table-cell>
          <table:table-cell office:value-type="float" office:value="23856300" calcext:value-type="float">
            <text:p>23856300</text:p>
          </table:table-cell>
          <table:table-cell office:value-type="float" office:value="23536300" calcext:value-type="float">
            <text:p>23536300</text:p>
          </table:table-cell>
          <table:table-cell office:value-type="float" office:value="23578100" calcext:value-type="float">
            <text:p>23578100</text:p>
          </table:table-cell>
          <table:table-cell office:value-type="float" office:value="23643200" calcext:value-type="float">
            <text:p>23643200</text:p>
          </table:table-cell>
          <table:table-cell office:value-type="float" office:value="23854300" calcext:value-type="float">
            <text:p>23854300</text:p>
          </table:table-cell>
          <table:table-cell office:value-type="float" office:value="23509500" calcext:value-type="float">
            <text:p>23509500</text:p>
          </table:table-cell>
          <table:table-cell office:value-type="float" office:value="23588000" calcext:value-type="float">
            <text:p>23588000</text:p>
          </table:table-cell>
          <table:table-cell office:value-type="float" office:value="23654200" calcext:value-type="float">
            <text:p>23654200</text:p>
          </table:table-cell>
          <table:table-cell office:value-type="float" office:value="23532500" calcext:value-type="float">
            <text:p>23532500</text:p>
          </table:table-cell>
          <table:table-cell office:value-type="float" office:value="23582300" calcext:value-type="float">
            <text:p>23582300</text:p>
          </table:table-cell>
          <table:table-cell office:value-type="float" office:value="23846900" calcext:value-type="float">
            <text:p>23846900</text:p>
          </table:table-cell>
          <table:table-cell office:value-type="float" office:value="23675200" calcext:value-type="float">
            <text:p>23675200</text:p>
          </table:table-cell>
          <table:table-cell office:value-type="float" office:value="23579600" calcext:value-type="float">
            <text:p>23579600</text:p>
          </table:table-cell>
          <table:table-cell office:value-type="float" office:value="23575700" calcext:value-type="float">
            <text:p>23575700</text:p>
          </table:table-cell>
          <table:table-cell office:value-type="float" office:value="23663600" calcext:value-type="float">
            <text:p>23663600</text:p>
          </table:table-cell>
          <table:table-cell office:value-type="float" office:value="23843000" calcext:value-type="float">
            <text:p>23843000</text:p>
          </table:table-cell>
          <table:table-cell office:value-type="float" office:value="23532600" calcext:value-type="float">
            <text:p>23532600</text:p>
          </table:table-cell>
          <table:table-cell office:value-type="float" office:value="23585000" calcext:value-type="float">
            <text:p>23585000</text:p>
          </table:table-cell>
          <table:table-cell office:value-type="float" office:value="23700500" calcext:value-type="float">
            <text:p>23700500</text:p>
          </table:table-cell>
          <table:table-cell office:value-type="float" office:value="23529600" calcext:value-type="float">
            <text:p>23529600</text:p>
          </table:table-cell>
          <table:table-cell office:value-type="float" office:value="23865200" calcext:value-type="float">
            <text:p>23865200</text:p>
          </table:table-cell>
          <table:table-cell office:value-type="float" office:value="23570000" calcext:value-type="float">
            <text:p>23570000</text:p>
          </table:table-cell>
          <table:table-cell office:value-type="float" office:value="23611600" calcext:value-type="float">
            <text:p>23611600</text:p>
          </table:table-cell>
          <table:table-cell office:value-type="float" office:value="23504500" calcext:value-type="float">
            <text:p>23504500</text:p>
          </table:table-cell>
          <table:table-cell office:value-type="float" office:value="23571600" calcext:value-type="float">
            <text:p>23571600</text:p>
          </table:table-cell>
          <table:table-cell office:value-type="float" office:value="23671400" calcext:value-type="float">
            <text:p>23671400</text:p>
          </table:table-cell>
          <table:table-cell office:value-type="float" office:value="23877800" calcext:value-type="float">
            <text:p>23877800</text:p>
          </table:table-cell>
          <table:table-cell office:value-type="float" office:value="23560900" calcext:value-type="float">
            <text:p>23560900</text:p>
          </table:table-cell>
          <table:table-cell office:value-type="float" office:value="23549100" calcext:value-type="float">
            <text:p>23549100</text:p>
          </table:table-cell>
          <table:table-cell office:value-type="float" office:value="23649800" calcext:value-type="float">
            <text:p>23649800</text:p>
          </table:table-cell>
          <table:table-cell office:value-type="float" office:value="23505200" calcext:value-type="float">
            <text:p>23505200</text:p>
          </table:table-cell>
          <table:table-cell office:value-type="float" office:value="23844400" calcext:value-type="float">
            <text:p>23844400</text:p>
          </table:table-cell>
          <table:table-cell office:value-type="float" office:value="23612200" calcext:value-type="float">
            <text:p>23612200</text:p>
          </table:table-cell>
          <table:table-cell office:value-type="float" office:value="23627000" calcext:value-type="float">
            <text:p>23627000</text:p>
          </table:table-cell>
          <table:table-cell office:value-type="float" office:value="23503400" calcext:value-type="float">
            <text:p>23503400</text:p>
          </table:table-cell>
          <table:table-cell office:value-type="float" office:value="23579300" calcext:value-type="float">
            <text:p>23579300</text:p>
          </table:table-cell>
          <table:table-cell office:value-type="float" office:value="23479200" calcext:value-type="float">
            <text:p>23479200</text:p>
          </table:table-cell>
          <table:table-cell office:value-type="float" office:value="23717700" calcext:value-type="float">
            <text:p>23717700</text:p>
          </table:table-cell>
          <table:table-cell office:value-type="float" office:value="23856200" calcext:value-type="float">
            <text:p>23856200</text:p>
          </table:table-cell>
          <table:table-cell office:value-type="float" office:value="23584700" calcext:value-type="float">
            <text:p>23584700</text:p>
          </table:table-cell>
          <table:table-cell office:value-type="float" office:value="23527700" calcext:value-type="float">
            <text:p>23527700</text:p>
          </table:table-cell>
          <table:table-cell office:value-type="float" office:value="23657400" calcext:value-type="float">
            <text:p>23657400</text:p>
          </table:table-cell>
          <table:table-cell office:value-type="float" office:value="23856200" calcext:value-type="float">
            <text:p>23856200</text:p>
          </table:table-cell>
          <table:table-cell office:value-type="float" office:value="23579300" calcext:value-type="float">
            <text:p>23579300</text:p>
          </table:table-cell>
          <table:table-cell office:value-type="float" office:value="23512600" calcext:value-type="float">
            <text:p>23512600</text:p>
          </table:table-cell>
          <table:table-cell office:value-type="float" office:value="23663700" calcext:value-type="float">
            <text:p>23663700</text:p>
          </table:table-cell>
          <table:table-cell office:value-type="float" office:value="23578600" calcext:value-type="float">
            <text:p>23578600</text:p>
          </table:table-cell>
          <table:table-cell office:value-type="float" office:value="23818600" calcext:value-type="float">
            <text:p>23818600</text:p>
          </table:table-cell>
          <table:table-cell office:value-type="float" office:value="23656600" calcext:value-type="float">
            <text:p>23656600</text:p>
          </table:table-cell>
          <table:table-cell office:value-type="float" office:value="23879800" calcext:value-type="float">
            <text:p>23879800</text:p>
          </table:table-cell>
          <table:table-cell office:value-type="float" office:value="23923100" calcext:value-type="float">
            <text:p>23923100</text:p>
          </table:table-cell>
          <table:table-cell office:value-type="float" office:value="23857300" calcext:value-type="float">
            <text:p>23857300</text:p>
          </table:table-cell>
          <table:table-cell office:value-type="float" office:value="23880200" calcext:value-type="float">
            <text:p>23880200</text:p>
          </table:table-cell>
          <table:table-cell office:value-type="float" office:value="23968900" calcext:value-type="float">
            <text:p>23968900</text:p>
          </table:table-cell>
          <table:table-cell office:value-type="float" office:value="23941600" calcext:value-type="float">
            <text:p>23941600</text:p>
          </table:table-cell>
          <table:table-cell office:value-type="float" office:value="23884700" calcext:value-type="float">
            <text:p>23884700</text:p>
          </table:table-cell>
          <table:table-cell office:value-type="float" office:value="23858600" calcext:value-type="float">
            <text:p>23858600</text:p>
          </table:table-cell>
          <table:table-cell office:value-type="float" office:value="23970600" calcext:value-type="float">
            <text:p>23970600</text:p>
          </table:table-cell>
          <table:table-cell office:value-type="float" office:value="23879800" calcext:value-type="float">
            <text:p>23879800</text:p>
          </table:table-cell>
          <table:table-cell office:value-type="float" office:value="23935900" calcext:value-type="float">
            <text:p>23935900</text:p>
          </table:table-cell>
          <table:table-cell office:value-type="float" office:value="23813400" calcext:value-type="float">
            <text:p>23813400</text:p>
          </table:table-cell>
          <table:table-cell office:value-type="float" office:value="23969500" calcext:value-type="float">
            <text:p>23969500</text:p>
          </table:table-cell>
          <table:table-cell office:value-type="float" office:value="23875800" calcext:value-type="float">
            <text:p>23875800</text:p>
          </table:table-cell>
          <table:table-cell office:value-type="float" office:value="23931800" calcext:value-type="float">
            <text:p>23931800</text:p>
          </table:table-cell>
          <table:table-cell office:value-type="float" office:value="23972300" calcext:value-type="float">
            <text:p>23972300</text:p>
          </table:table-cell>
          <table:table-cell office:value-type="float" office:value="23840200" calcext:value-type="float">
            <text:p>23840200</text:p>
          </table:table-cell>
          <table:table-cell office:value-type="float" office:value="23884400" calcext:value-type="float">
            <text:p>23884400</text:p>
          </table:table-cell>
          <table:table-cell office:value-type="float" office:value="23901800" calcext:value-type="float">
            <text:p>23901800</text:p>
          </table:table-cell>
          <table:table-cell office:value-type="float" office:value="23965800" calcext:value-type="float">
            <text:p>23965800</text:p>
          </table:table-cell>
          <table:table-cell office:value-type="float" office:value="23834900" calcext:value-type="float">
            <text:p>23834900</text:p>
          </table:table-cell>
          <table:table-cell office:value-type="float" office:value="23880100" calcext:value-type="float">
            <text:p>23880100</text:p>
          </table:table-cell>
          <table:table-cell office:value-type="float" office:value="23968900" calcext:value-type="float">
            <text:p>23968900</text:p>
          </table:table-cell>
          <table:table-cell office:value-type="float" office:value="23929000" calcext:value-type="float">
            <text:p>23929000</text:p>
          </table:table-cell>
          <table:table-cell office:value-type="float" office:value="23854800" calcext:value-type="float">
            <text:p>23854800</text:p>
          </table:table-cell>
          <table:table-cell office:value-type="float" office:value="23883400" calcext:value-type="float">
            <text:p>23883400</text:p>
          </table:table-cell>
          <table:table-cell office:value-type="float" office:value="23966500" calcext:value-type="float">
            <text:p>23966500</text:p>
          </table:table-cell>
          <table:table-cell office:value-type="float" office:value="23911300" calcext:value-type="float">
            <text:p>23911300</text:p>
          </table:table-cell>
          <table:table-cell office:value-type="float" office:value="23877300" calcext:value-type="float">
            <text:p>238773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70600" calcext:value-type="float">
            <text:p>23970600</text:p>
          </table:table-cell>
          <table:table-cell office:value-type="float" office:value="23903800" calcext:value-type="float">
            <text:p>23903800</text:p>
          </table:table-cell>
          <table:table-cell office:value-type="float" office:value="23871300" calcext:value-type="float">
            <text:p>23871300</text:p>
          </table:table-cell>
          <table:table-cell office:value-type="float" office:value="23972300" calcext:value-type="float">
            <text:p>239723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03900" calcext:value-type="float">
            <text:p>23903900</text:p>
          </table:table-cell>
          <table:table-cell office:value-type="float" office:value="23881000" calcext:value-type="float">
            <text:p>23881000</text:p>
          </table:table-cell>
          <table:table-cell office:value-type="float" office:value="23971600" calcext:value-type="float">
            <text:p>23971600</text:p>
          </table:table-cell>
          <table:table-cell office:value-type="float" office:value="23884100" calcext:value-type="float">
            <text:p>23884100</text:p>
          </table:table-cell>
          <table:table-cell office:value-type="float" office:value="23936100" calcext:value-type="float">
            <text:p>239361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71700" calcext:value-type="float">
            <text:p>23971700</text:p>
          </table:table-cell>
          <table:table-cell office:value-type="float" office:value="23880000" calcext:value-type="float">
            <text:p>238800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881700" calcext:value-type="float">
            <text:p>23881700</text:p>
          </table:table-cell>
          <table:table-cell office:value-type="float" office:value="23972300" calcext:value-type="float">
            <text:p>23972300</text:p>
          </table:table-cell>
          <table:table-cell office:value-type="float" office:value="23939300" calcext:value-type="float">
            <text:p>23939300</text:p>
          </table:table-cell>
          <table:table-cell office:value-type="float" office:value="23877600" calcext:value-type="float">
            <text:p>238776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72300" calcext:value-type="float">
            <text:p>23972300</text:p>
          </table:table-cell>
          <table:table-cell office:value-type="float" office:value="23929100" calcext:value-type="float">
            <text:p>23929100</text:p>
          </table:table-cell>
          <table:table-cell office:value-type="float" office:value="23881400" calcext:value-type="float">
            <text:p>23881400</text:p>
          </table:table-cell>
          <table:table-cell office:value-type="float" office:value="23972000" calcext:value-type="float">
            <text:p>239720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07400" calcext:value-type="float">
            <text:p>23907400</text:p>
          </table:table-cell>
          <table:table-cell office:value-type="float" office:value="23881400" calcext:value-type="float">
            <text:p>23881400</text:p>
          </table:table-cell>
          <table:table-cell office:value-type="float" office:value="23972300" calcext:value-type="float">
            <text:p>23972300</text:p>
          </table:table-cell>
          <table:table-cell office:value-type="float" office:value="23930500" calcext:value-type="float">
            <text:p>239305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878800" calcext:value-type="float">
            <text:p>23878800</text:p>
          </table:table-cell>
          <table:table-cell office:value-type="float" office:value="23969700" calcext:value-type="float">
            <text:p>23969700</text:p>
          </table:table-cell>
          <table:table-cell office:value-type="float" office:value="23881600" calcext:value-type="float">
            <text:p>23881600</text:p>
          </table:table-cell>
          <table:table-cell office:value-type="float" office:value="23902900" calcext:value-type="float">
            <text:p>239029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70000" calcext:value-type="float">
            <text:p>23970000</text:p>
          </table:table-cell>
          <table:table-cell office:value-type="float" office:value="23868000" calcext:value-type="float">
            <text:p>23868000</text:p>
          </table:table-cell>
          <table:table-cell office:value-type="float" office:value="23946400" calcext:value-type="float">
            <text:p>23946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67600" calcext:value-type="float">
            <text:p>239676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40900" calcext:value-type="float">
            <text:p>23940900</text:p>
          </table:table-cell>
          <table:table-cell office:value-type="float" office:value="23968200" calcext:value-type="float">
            <text:p>239682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01200" calcext:value-type="float">
            <text:p>23901200</text:p>
          </table:table-cell>
          <table:table-cell office:value-type="float" office:value="23974300" calcext:value-type="float">
            <text:p>239743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07500" calcext:value-type="float">
            <text:p>239075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6500" calcext:value-type="float">
            <text:p>240065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6500" calcext:value-type="float">
            <text:p>240065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6500" calcext:value-type="float">
            <text:p>240065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3924400" calcext:value-type="float">
            <text:p>23924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table:number-columns-repeated="3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table:number-columns-repeated="3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table:number-columns-repeated="2"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office:value-type="float" office:value="24008400" calcext:value-type="float">
            <text:p>24008400</text:p>
          </table:table-cell>
          <table:table-cell office:value-type="float" office:value="23999400" calcext:value-type="float">
            <text:p>23999400</text:p>
          </table:table-cell>
          <table:table-cell table:number-columns-repeated="15" office:value-type="float" office:value="24008400" calcext:value-type="float">
            <text:p>24008400</text:p>
          </table:table-cell>
          <table:table-cell office:value-type="float" office:value="24111400" calcext:value-type="float">
            <text:p>24111400</text:p>
          </table:table-cell>
          <table:table-cell office:value-type="float" office:value="24124100" calcext:value-type="float">
            <text:p>24124100</text:p>
          </table:table-cell>
          <table:table-cell office:value-type="float" office:value="24121700" calcext:value-type="float">
            <text:p>24121700</text:p>
          </table:table-cell>
          <table:table-cell office:value-type="float" office:value="24127300" calcext:value-type="float">
            <text:p>24127300</text:p>
          </table:table-cell>
          <table:table-cell office:value-type="float" office:value="24124600" calcext:value-type="float">
            <text:p>24124600</text:p>
          </table:table-cell>
          <table:table-cell office:value-type="float" office:value="24127600" calcext:value-type="float">
            <text:p>24127600</text:p>
          </table:table-cell>
          <table:table-cell office:value-type="float" office:value="24127300" calcext:value-type="float">
            <text:p>24127300</text:p>
          </table:table-cell>
          <table:table-cell office:value-type="float" office:value="24129800" calcext:value-type="float">
            <text:p>24129800</text:p>
          </table:table-cell>
          <table:table-cell office:value-type="float" office:value="24122300" calcext:value-type="float">
            <text:p>24122300</text:p>
          </table:table-cell>
          <table:table-cell office:value-type="float" office:value="24122400" calcext:value-type="float">
            <text:p>24122400</text:p>
          </table:table-cell>
          <table:table-cell office:value-type="float" office:value="24127300" calcext:value-type="float">
            <text:p>24127300</text:p>
          </table:table-cell>
          <table:table-cell office:value-type="float" office:value="24130000" calcext:value-type="float">
            <text:p>24130000</text:p>
          </table:table-cell>
          <table:table-cell office:value-type="float" office:value="24127300" calcext:value-type="float">
            <text:p>24127300</text:p>
          </table:table-cell>
          <table:table-cell office:value-type="float" office:value="24121800" calcext:value-type="float">
            <text:p>24121800</text:p>
          </table:table-cell>
          <table:table-cell office:value-type="float" office:value="24119300" calcext:value-type="float">
            <text:p>24119300</text:p>
          </table:table-cell>
          <table:table-cell office:value-type="float" office:value="24126800" calcext:value-type="float">
            <text:p>24126800</text:p>
          </table:table-cell>
          <table:table-cell office:value-type="float" office:value="24127300" calcext:value-type="float">
            <text:p>24127300</text:p>
          </table:table-cell>
          <table:table-cell office:value-type="float" office:value="24127100" calcext:value-type="float">
            <text:p>24127100</text:p>
          </table:table-cell>
          <table:table-cell office:value-type="float" office:value="24124100" calcext:value-type="float">
            <text:p>24124100</text:p>
          </table:table-cell>
          <table:table-cell office:value-type="float" office:value="24130000" calcext:value-type="float">
            <text:p>24130000</text:p>
          </table:table-cell>
          <table:table-cell office:value-type="float" office:value="24122400" calcext:value-type="float">
            <text:p>24122400</text:p>
          </table:table-cell>
          <table:table-cell office:value-type="float" office:value="24138400" calcext:value-type="float">
            <text:p>24138400</text:p>
          </table:table-cell>
          <table:table-cell table:number-columns-repeated="2"/>
          <table:table-cell table:formula="of:=MAX([.A10:.ME10])" office:value-type="float" office:value="24138400" calcext:value-type="float">
            <text:p>24138400</text:p>
          </table:table-cell>
          <table:table-cell/>
          <table:table-cell table:formula="of:=AVERAGE([.MG4:.MG13])" office:value-type="float" office:value="24129790" calcext:value-type="float">
            <text:p>2.413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23536500" calcext:value-type="float">
            <text:p>23536500</text:p>
          </table:table-cell>
          <table:table-cell office:value-type="float" office:value="23583400" calcext:value-type="float">
            <text:p>23583400</text:p>
          </table:table-cell>
          <table:table-cell office:value-type="float" office:value="23828200" calcext:value-type="float">
            <text:p>23828200</text:p>
          </table:table-cell>
          <table:table-cell office:value-type="float" office:value="23842500" calcext:value-type="float">
            <text:p>23842500</text:p>
          </table:table-cell>
          <table:table-cell office:value-type="float" office:value="23544600" calcext:value-type="float">
            <text:p>23544600</text:p>
          </table:table-cell>
          <table:table-cell office:value-type="float" office:value="23666700" calcext:value-type="float">
            <text:p>23666700</text:p>
          </table:table-cell>
          <table:table-cell office:value-type="float" office:value="23813400" calcext:value-type="float">
            <text:p>23813400</text:p>
          </table:table-cell>
          <table:table-cell office:value-type="float" office:value="23776000" calcext:value-type="float">
            <text:p>23776000</text:p>
          </table:table-cell>
          <table:table-cell office:value-type="float" office:value="23591900" calcext:value-type="float">
            <text:p>23591900</text:p>
          </table:table-cell>
          <table:table-cell office:value-type="float" office:value="23816700" calcext:value-type="float">
            <text:p>23816700</text:p>
          </table:table-cell>
          <table:table-cell office:value-type="float" office:value="23875800" calcext:value-type="float">
            <text:p>23875800</text:p>
          </table:table-cell>
          <table:table-cell office:value-type="float" office:value="23529000" calcext:value-type="float">
            <text:p>23529000</text:p>
          </table:table-cell>
          <table:table-cell office:value-type="float" office:value="23823100" calcext:value-type="float">
            <text:p>23823100</text:p>
          </table:table-cell>
          <table:table-cell office:value-type="float" office:value="23667400" calcext:value-type="float">
            <text:p>23667400</text:p>
          </table:table-cell>
          <table:table-cell office:value-type="float" office:value="23724900" calcext:value-type="float">
            <text:p>23724900</text:p>
          </table:table-cell>
          <table:table-cell office:value-type="float" office:value="23777400" calcext:value-type="float">
            <text:p>23777400</text:p>
          </table:table-cell>
          <table:table-cell office:value-type="float" office:value="23697900" calcext:value-type="float">
            <text:p>23697900</text:p>
          </table:table-cell>
          <table:table-cell office:value-type="float" office:value="23802800" calcext:value-type="float">
            <text:p>23802800</text:p>
          </table:table-cell>
          <table:table-cell office:value-type="float" office:value="23786700" calcext:value-type="float">
            <text:p>23786700</text:p>
          </table:table-cell>
          <table:table-cell office:value-type="float" office:value="23857200" calcext:value-type="float">
            <text:p>23857200</text:p>
          </table:table-cell>
          <table:table-cell office:value-type="float" office:value="23644000" calcext:value-type="float">
            <text:p>23644000</text:p>
          </table:table-cell>
          <table:table-cell office:value-type="float" office:value="23686100" calcext:value-type="float">
            <text:p>23686100</text:p>
          </table:table-cell>
          <table:table-cell office:value-type="float" office:value="23875400" calcext:value-type="float">
            <text:p>23875400</text:p>
          </table:table-cell>
          <table:table-cell office:value-type="float" office:value="23544800" calcext:value-type="float">
            <text:p>23544800</text:p>
          </table:table-cell>
          <table:table-cell office:value-type="float" office:value="23681600" calcext:value-type="float">
            <text:p>23681600</text:p>
          </table:table-cell>
          <table:table-cell office:value-type="float" office:value="23808900" calcext:value-type="float">
            <text:p>23808900</text:p>
          </table:table-cell>
          <table:table-cell office:value-type="float" office:value="23613000" calcext:value-type="float">
            <text:p>23613000</text:p>
          </table:table-cell>
          <table:table-cell office:value-type="float" office:value="23788100" calcext:value-type="float">
            <text:p>23788100</text:p>
          </table:table-cell>
          <table:table-cell office:value-type="float" office:value="23604700" calcext:value-type="float">
            <text:p>23604700</text:p>
          </table:table-cell>
          <table:table-cell office:value-type="float" office:value="23796500" calcext:value-type="float">
            <text:p>23796500</text:p>
          </table:table-cell>
          <table:table-cell office:value-type="float" office:value="23769400" calcext:value-type="float">
            <text:p>23769400</text:p>
          </table:table-cell>
          <table:table-cell office:value-type="float" office:value="23730200" calcext:value-type="float">
            <text:p>23730200</text:p>
          </table:table-cell>
          <table:table-cell office:value-type="float" office:value="23885700" calcext:value-type="float">
            <text:p>23885700</text:p>
          </table:table-cell>
          <table:table-cell office:value-type="float" office:value="23813600" calcext:value-type="float">
            <text:p>23813600</text:p>
          </table:table-cell>
          <table:table-cell office:value-type="float" office:value="23517100" calcext:value-type="float">
            <text:p>23517100</text:p>
          </table:table-cell>
          <table:table-cell office:value-type="float" office:value="23795600" calcext:value-type="float">
            <text:p>23795600</text:p>
          </table:table-cell>
          <table:table-cell office:value-type="float" office:value="23737400" calcext:value-type="float">
            <text:p>23737400</text:p>
          </table:table-cell>
          <table:table-cell office:value-type="float" office:value="23500600" calcext:value-type="float">
            <text:p>23500600</text:p>
          </table:table-cell>
          <table:table-cell office:value-type="float" office:value="23866500" calcext:value-type="float">
            <text:p>23866500</text:p>
          </table:table-cell>
          <table:table-cell office:value-type="float" office:value="23668700" calcext:value-type="float">
            <text:p>23668700</text:p>
          </table:table-cell>
          <table:table-cell office:value-type="float" office:value="23790900" calcext:value-type="float">
            <text:p>23790900</text:p>
          </table:table-cell>
          <table:table-cell office:value-type="float" office:value="23816600" calcext:value-type="float">
            <text:p>23816600</text:p>
          </table:table-cell>
          <table:table-cell office:value-type="float" office:value="23792100" calcext:value-type="float">
            <text:p>23792100</text:p>
          </table:table-cell>
          <table:table-cell office:value-type="float" office:value="23619300" calcext:value-type="float">
            <text:p>23619300</text:p>
          </table:table-cell>
          <table:table-cell office:value-type="float" office:value="23811200" calcext:value-type="float">
            <text:p>23811200</text:p>
          </table:table-cell>
          <table:table-cell office:value-type="float" office:value="23887900" calcext:value-type="float">
            <text:p>23887900</text:p>
          </table:table-cell>
          <table:table-cell office:value-type="float" office:value="23785100" calcext:value-type="float">
            <text:p>23785100</text:p>
          </table:table-cell>
          <table:table-cell office:value-type="float" office:value="23739200" calcext:value-type="float">
            <text:p>23739200</text:p>
          </table:table-cell>
          <table:table-cell office:value-type="float" office:value="23923300" calcext:value-type="float">
            <text:p>23923300</text:p>
          </table:table-cell>
          <table:table-cell office:value-type="float" office:value="23580500" calcext:value-type="float">
            <text:p>23580500</text:p>
          </table:table-cell>
          <table:table-cell office:value-type="float" office:value="23716700" calcext:value-type="float">
            <text:p>23716700</text:p>
          </table:table-cell>
          <table:table-cell office:value-type="float" office:value="23669500" calcext:value-type="float">
            <text:p>23669500</text:p>
          </table:table-cell>
          <table:table-cell office:value-type="float" office:value="23529600" calcext:value-type="float">
            <text:p>23529600</text:p>
          </table:table-cell>
          <table:table-cell office:value-type="float" office:value="23890600" calcext:value-type="float">
            <text:p>23890600</text:p>
          </table:table-cell>
          <table:table-cell office:value-type="float" office:value="23698900" calcext:value-type="float">
            <text:p>23698900</text:p>
          </table:table-cell>
          <table:table-cell office:value-type="float" office:value="23702200" calcext:value-type="float">
            <text:p>23702200</text:p>
          </table:table-cell>
          <table:table-cell office:value-type="float" office:value="23482700" calcext:value-type="float">
            <text:p>23482700</text:p>
          </table:table-cell>
          <table:table-cell office:value-type="float" office:value="23781400" calcext:value-type="float">
            <text:p>23781400</text:p>
          </table:table-cell>
          <table:table-cell office:value-type="float" office:value="23735900" calcext:value-type="float">
            <text:p>23735900</text:p>
          </table:table-cell>
          <table:table-cell office:value-type="float" office:value="23847600" calcext:value-type="float">
            <text:p>23847600</text:p>
          </table:table-cell>
          <table:table-cell office:value-type="float" office:value="23485200" calcext:value-type="float">
            <text:p>23485200</text:p>
          </table:table-cell>
          <table:table-cell office:value-type="float" office:value="23865100" calcext:value-type="float">
            <text:p>23865100</text:p>
          </table:table-cell>
          <table:table-cell office:value-type="float" office:value="23633600" calcext:value-type="float">
            <text:p>23633600</text:p>
          </table:table-cell>
          <table:table-cell office:value-type="float" office:value="23866000" calcext:value-type="float">
            <text:p>23866000</text:p>
          </table:table-cell>
          <table:table-cell office:value-type="float" office:value="23808900" calcext:value-type="float">
            <text:p>23808900</text:p>
          </table:table-cell>
          <table:table-cell office:value-type="float" office:value="23492300" calcext:value-type="float">
            <text:p>23492300</text:p>
          </table:table-cell>
          <table:table-cell office:value-type="float" office:value="23761300" calcext:value-type="float">
            <text:p>23761300</text:p>
          </table:table-cell>
          <table:table-cell office:value-type="float" office:value="23747300" calcext:value-type="float">
            <text:p>23747300</text:p>
          </table:table-cell>
          <table:table-cell office:value-type="float" office:value="23809600" calcext:value-type="float">
            <text:p>23809600</text:p>
          </table:table-cell>
          <table:table-cell office:value-type="float" office:value="23505700" calcext:value-type="float">
            <text:p>23505700</text:p>
          </table:table-cell>
          <table:table-cell office:value-type="float" office:value="23677100" calcext:value-type="float">
            <text:p>23677100</text:p>
          </table:table-cell>
          <table:table-cell office:value-type="float" office:value="23637500" calcext:value-type="float">
            <text:p>23637500</text:p>
          </table:table-cell>
          <table:table-cell office:value-type="float" office:value="23843900" calcext:value-type="float">
            <text:p>23843900</text:p>
          </table:table-cell>
          <table:table-cell office:value-type="float" office:value="23740600" calcext:value-type="float">
            <text:p>23740600</text:p>
          </table:table-cell>
          <table:table-cell office:value-type="float" office:value="24061700" calcext:value-type="float">
            <text:p>24061700</text:p>
          </table:table-cell>
          <table:table-cell office:value-type="float" office:value="23662700" calcext:value-type="float">
            <text:p>23662700</text:p>
          </table:table-cell>
          <table:table-cell office:value-type="float" office:value="23805800" calcext:value-type="float">
            <text:p>23805800</text:p>
          </table:table-cell>
          <table:table-cell office:value-type="float" office:value="24063600" calcext:value-type="float">
            <text:p>24063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6400" calcext:value-type="float">
            <text:p>24036400</text:p>
          </table:table-cell>
          <table:table-cell office:value-type="float" office:value="23826200" calcext:value-type="float">
            <text:p>23826200</text:p>
          </table:table-cell>
          <table:table-cell office:value-type="float" office:value="24068500" calcext:value-type="float">
            <text:p>24068500</text:p>
          </table:table-cell>
          <table:table-cell office:value-type="float" office:value="24032900" calcext:value-type="float">
            <text:p>2403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3870100" calcext:value-type="float">
            <text:p>23870100</text:p>
          </table:table-cell>
          <table:table-cell office:value-type="float" office:value="24063900" calcext:value-type="float">
            <text:p>24063900</text:p>
          </table:table-cell>
          <table:table-cell office:value-type="float" office:value="24033000" calcext:value-type="float">
            <text:p>240330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3767200" calcext:value-type="float">
            <text:p>23767200</text:p>
          </table:table-cell>
          <table:table-cell office:value-type="float" office:value="24064700" calcext:value-type="float">
            <text:p>24064700</text:p>
          </table:table-cell>
          <table:table-cell office:value-type="float" office:value="24034100" calcext:value-type="float">
            <text:p>240341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3773600" calcext:value-type="float">
            <text:p>23773600</text:p>
          </table:table-cell>
          <table:table-cell office:value-type="float" office:value="24061600" calcext:value-type="float">
            <text:p>24061600</text:p>
          </table:table-cell>
          <table:table-cell office:value-type="float" office:value="24034500" calcext:value-type="float">
            <text:p>240345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62800" calcext:value-type="float">
            <text:p>24062800</text:p>
          </table:table-cell>
          <table:table-cell office:value-type="float" office:value="24016300" calcext:value-type="float">
            <text:p>24016300</text:p>
          </table:table-cell>
          <table:table-cell office:value-type="float" office:value="24032900" calcext:value-type="float">
            <text:p>2403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67800" calcext:value-type="float">
            <text:p>24067800</text:p>
          </table:table-cell>
          <table:table-cell office:value-type="float" office:value="24034400" calcext:value-type="float">
            <text:p>240344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09200" calcext:value-type="float">
            <text:p>24009200</text:p>
          </table:table-cell>
          <table:table-cell office:value-type="float" office:value="24061600" calcext:value-type="float">
            <text:p>24061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6400" calcext:value-type="float">
            <text:p>24036400</text:p>
          </table:table-cell>
          <table:table-cell office:value-type="float" office:value="24009200" calcext:value-type="float">
            <text:p>24009200</text:p>
          </table:table-cell>
          <table:table-cell office:value-type="float" office:value="24066500" calcext:value-type="float">
            <text:p>240665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4100" calcext:value-type="float">
            <text:p>24034100</text:p>
          </table:table-cell>
          <table:table-cell office:value-type="float" office:value="24063400" calcext:value-type="float">
            <text:p>24063400</text:p>
          </table:table-cell>
          <table:table-cell office:value-type="float" office:value="24016600" calcext:value-type="float">
            <text:p>24016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2900" calcext:value-type="float">
            <text:p>24032900</text:p>
          </table:table-cell>
          <table:table-cell office:value-type="float" office:value="24065600" calcext:value-type="float">
            <text:p>24065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16600" calcext:value-type="float">
            <text:p>24016600</text:p>
          </table:table-cell>
          <table:table-cell office:value-type="float" office:value="24034500" calcext:value-type="float">
            <text:p>24034500</text:p>
          </table:table-cell>
          <table:table-cell office:value-type="float" office:value="24064100" calcext:value-type="float">
            <text:p>240641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3000" calcext:value-type="float">
            <text:p>24033000</text:p>
          </table:table-cell>
          <table:table-cell office:value-type="float" office:value="24019300" calcext:value-type="float">
            <text:p>24019300</text:p>
          </table:table-cell>
          <table:table-cell office:value-type="float" office:value="24058700" calcext:value-type="float">
            <text:p>24058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4100" calcext:value-type="float">
            <text:p>24034100</text:p>
          </table:table-cell>
          <table:table-cell office:value-type="float" office:value="24068500" calcext:value-type="float">
            <text:p>24068500</text:p>
          </table:table-cell>
          <table:table-cell office:value-type="float" office:value="24019300" calcext:value-type="float">
            <text:p>240193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2900" calcext:value-type="float">
            <text:p>24032900</text:p>
          </table:table-cell>
          <table:table-cell office:value-type="float" office:value="24067800" calcext:value-type="float">
            <text:p>240678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04000" calcext:value-type="float">
            <text:p>24004000</text:p>
          </table:table-cell>
          <table:table-cell office:value-type="float" office:value="24034100" calcext:value-type="float">
            <text:p>24034100</text:p>
          </table:table-cell>
          <table:table-cell office:value-type="float" office:value="24061000" calcext:value-type="float">
            <text:p>240610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6400" calcext:value-type="float">
            <text:p>24036400</text:p>
          </table:table-cell>
          <table:table-cell office:value-type="float" office:value="24016900" calcext:value-type="float">
            <text:p>24016900</text:p>
          </table:table-cell>
          <table:table-cell office:value-type="float" office:value="24065600" calcext:value-type="float">
            <text:p>24065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6400" calcext:value-type="float">
            <text:p>24036400</text:p>
          </table:table-cell>
          <table:table-cell office:value-type="float" office:value="24062400" calcext:value-type="float">
            <text:p>24062400</text:p>
          </table:table-cell>
          <table:table-cell office:value-type="float" office:value="24011800" calcext:value-type="float">
            <text:p>240118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4000" calcext:value-type="float">
            <text:p>24034000</text:p>
          </table:table-cell>
          <table:table-cell office:value-type="float" office:value="24063400" calcext:value-type="float">
            <text:p>240634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18900" calcext:value-type="float">
            <text:p>24018900</text:p>
          </table:table-cell>
          <table:table-cell office:value-type="float" office:value="24034900" calcext:value-type="float">
            <text:p>24034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34000" calcext:value-type="float">
            <text:p>24034000</text:p>
          </table:table-cell>
          <table:table-cell office:value-type="float" office:value="24016600" calcext:value-type="float">
            <text:p>240166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16600" calcext:value-type="float">
            <text:p>240166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11500" calcext:value-type="float">
            <text:p>24011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08600" calcext:value-type="float">
            <text:p>240086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11600" calcext:value-type="float">
            <text:p>240116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11500" calcext:value-type="float">
            <text:p>240115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11500" calcext:value-type="float">
            <text:p>24011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16300" calcext:value-type="float">
            <text:p>240163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19300" calcext:value-type="float">
            <text:p>240193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74700" calcext:value-type="float">
            <text:p>240747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41000" calcext:value-type="float">
            <text:p>24041000</text:p>
          </table:table-cell>
          <table:table-cell office:value-type="float" office:value="24046500" calcext:value-type="float">
            <text:p>24046500</text:p>
          </table:table-cell>
          <table:table-cell office:value-type="float" office:value="24022900" calcext:value-type="float">
            <text:p>24022900</text:p>
          </table:table-cell>
          <table:table-cell office:value-type="float" office:value="24041000" calcext:value-type="float">
            <text:p>24041000</text:p>
          </table:table-cell>
          <table:table-cell table:number-columns-repeated="18" office:value-type="float" office:value="24022900" calcext:value-type="float">
            <text:p>24022900</text:p>
          </table:table-cell>
          <table:table-cell table:number-columns-repeated="22" office:value-type="float" office:value="24145300" calcext:value-type="float">
            <text:p>24145300</text:p>
          </table:table-cell>
          <table:table-cell table:number-columns-repeated="2"/>
          <table:table-cell table:formula="of:=MAX([.A11:.ME11])" office:value-type="float" office:value="24145300" calcext:value-type="float">
            <text:p>24145300</text:p>
          </table:table-cell>
          <table:table-cell/>
          <table:table-cell table:formula="of:=STDEV([.MG4:.MG13])" office:value-type="float" office:value="15064.9298408957" calcext:value-type="float">
            <text:p>1.506E+04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23545200" calcext:value-type="float">
            <text:p>23545200</text:p>
          </table:table-cell>
          <table:table-cell office:value-type="float" office:value="23626700" calcext:value-type="float">
            <text:p>23626700</text:p>
          </table:table-cell>
          <table:table-cell office:value-type="float" office:value="23646900" calcext:value-type="float">
            <text:p>23646900</text:p>
          </table:table-cell>
          <table:table-cell office:value-type="float" office:value="23757100" calcext:value-type="float">
            <text:p>23757100</text:p>
          </table:table-cell>
          <table:table-cell office:value-type="float" office:value="23535300" calcext:value-type="float">
            <text:p>23535300</text:p>
          </table:table-cell>
          <table:table-cell office:value-type="float" office:value="23641900" calcext:value-type="float">
            <text:p>23641900</text:p>
          </table:table-cell>
          <table:table-cell office:value-type="float" office:value="23653200" calcext:value-type="float">
            <text:p>23653200</text:p>
          </table:table-cell>
          <table:table-cell office:value-type="float" office:value="23724100" calcext:value-type="float">
            <text:p>23724100</text:p>
          </table:table-cell>
          <table:table-cell office:value-type="float" office:value="23586700" calcext:value-type="float">
            <text:p>23586700</text:p>
          </table:table-cell>
          <table:table-cell office:value-type="float" office:value="23621200" calcext:value-type="float">
            <text:p>23621200</text:p>
          </table:table-cell>
          <table:table-cell office:value-type="float" office:value="23645700" calcext:value-type="float">
            <text:p>23645700</text:p>
          </table:table-cell>
          <table:table-cell office:value-type="float" office:value="23744300" calcext:value-type="float">
            <text:p>23744300</text:p>
          </table:table-cell>
          <table:table-cell office:value-type="float" office:value="23572800" calcext:value-type="float">
            <text:p>23572800</text:p>
          </table:table-cell>
          <table:table-cell office:value-type="float" office:value="23611700" calcext:value-type="float">
            <text:p>23611700</text:p>
          </table:table-cell>
          <table:table-cell office:value-type="float" office:value="23720500" calcext:value-type="float">
            <text:p>23720500</text:p>
          </table:table-cell>
          <table:table-cell office:value-type="float" office:value="23576300" calcext:value-type="float">
            <text:p>23576300</text:p>
          </table:table-cell>
          <table:table-cell office:value-type="float" office:value="23604100" calcext:value-type="float">
            <text:p>23604100</text:p>
          </table:table-cell>
          <table:table-cell office:value-type="float" office:value="23757000" calcext:value-type="float">
            <text:p>23757000</text:p>
          </table:table-cell>
          <table:table-cell office:value-type="float" office:value="23593800" calcext:value-type="float">
            <text:p>23593800</text:p>
          </table:table-cell>
          <table:table-cell office:value-type="float" office:value="23555100" calcext:value-type="float">
            <text:p>23555100</text:p>
          </table:table-cell>
          <table:table-cell office:value-type="float" office:value="23608700" calcext:value-type="float">
            <text:p>23608700</text:p>
          </table:table-cell>
          <table:table-cell office:value-type="float" office:value="23611400" calcext:value-type="float">
            <text:p>23611400</text:p>
          </table:table-cell>
          <table:table-cell office:value-type="float" office:value="23732100" calcext:value-type="float">
            <text:p>23732100</text:p>
          </table:table-cell>
          <table:table-cell office:value-type="float" office:value="23540900" calcext:value-type="float">
            <text:p>23540900</text:p>
          </table:table-cell>
          <table:table-cell office:value-type="float" office:value="23602500" calcext:value-type="float">
            <text:p>23602500</text:p>
          </table:table-cell>
          <table:table-cell office:value-type="float" office:value="23646000" calcext:value-type="float">
            <text:p>23646000</text:p>
          </table:table-cell>
          <table:table-cell office:value-type="float" office:value="23741500" calcext:value-type="float">
            <text:p>23741500</text:p>
          </table:table-cell>
          <table:table-cell office:value-type="float" office:value="23535800" calcext:value-type="float">
            <text:p>23535800</text:p>
          </table:table-cell>
          <table:table-cell office:value-type="float" office:value="23598200" calcext:value-type="float">
            <text:p>23598200</text:p>
          </table:table-cell>
          <table:table-cell office:value-type="float" office:value="23848900" calcext:value-type="float">
            <text:p>23848900</text:p>
          </table:table-cell>
          <table:table-cell office:value-type="float" office:value="23554400" calcext:value-type="float">
            <text:p>23554400</text:p>
          </table:table-cell>
          <table:table-cell office:value-type="float" office:value="23730000" calcext:value-type="float">
            <text:p>23730000</text:p>
          </table:table-cell>
          <table:table-cell office:value-type="float" office:value="23622300" calcext:value-type="float">
            <text:p>23622300</text:p>
          </table:table-cell>
          <table:table-cell office:value-type="float" office:value="23674100" calcext:value-type="float">
            <text:p>23674100</text:p>
          </table:table-cell>
          <table:table-cell office:value-type="float" office:value="23574500" calcext:value-type="float">
            <text:p>23574500</text:p>
          </table:table-cell>
          <table:table-cell office:value-type="float" office:value="23622100" calcext:value-type="float">
            <text:p>23622100</text:p>
          </table:table-cell>
          <table:table-cell office:value-type="float" office:value="23744900" calcext:value-type="float">
            <text:p>23744900</text:p>
          </table:table-cell>
          <table:table-cell office:value-type="float" office:value="23633000" calcext:value-type="float">
            <text:p>23633000</text:p>
          </table:table-cell>
          <table:table-cell office:value-type="float" office:value="23559300" calcext:value-type="float">
            <text:p>23559300</text:p>
          </table:table-cell>
          <table:table-cell office:value-type="float" office:value="23619500" calcext:value-type="float">
            <text:p>23619500</text:p>
          </table:table-cell>
          <table:table-cell office:value-type="float" office:value="23806700" calcext:value-type="float">
            <text:p>23806700</text:p>
          </table:table-cell>
          <table:table-cell office:value-type="float" office:value="23597600" calcext:value-type="float">
            <text:p>23597600</text:p>
          </table:table-cell>
          <table:table-cell office:value-type="float" office:value="23760200" calcext:value-type="float">
            <text:p>23760200</text:p>
          </table:table-cell>
          <table:table-cell office:value-type="float" office:value="23626300" calcext:value-type="float">
            <text:p>23626300</text:p>
          </table:table-cell>
          <table:table-cell office:value-type="float" office:value="23536600" calcext:value-type="float">
            <text:p>23536600</text:p>
          </table:table-cell>
          <table:table-cell office:value-type="float" office:value="23709400" calcext:value-type="float">
            <text:p>23709400</text:p>
          </table:table-cell>
          <table:table-cell office:value-type="float" office:value="23754800" calcext:value-type="float">
            <text:p>23754800</text:p>
          </table:table-cell>
          <table:table-cell office:value-type="float" office:value="23625300" calcext:value-type="float">
            <text:p>23625300</text:p>
          </table:table-cell>
          <table:table-cell office:value-type="float" office:value="23561400" calcext:value-type="float">
            <text:p>23561400</text:p>
          </table:table-cell>
          <table:table-cell office:value-type="float" office:value="23729200" calcext:value-type="float">
            <text:p>23729200</text:p>
          </table:table-cell>
          <table:table-cell office:value-type="float" office:value="23612100" calcext:value-type="float">
            <text:p>23612100</text:p>
          </table:table-cell>
          <table:table-cell office:value-type="float" office:value="23727100" calcext:value-type="float">
            <text:p>23727100</text:p>
          </table:table-cell>
          <table:table-cell office:value-type="float" office:value="23550200" calcext:value-type="float">
            <text:p>23550200</text:p>
          </table:table-cell>
          <table:table-cell office:value-type="float" office:value="23804200" calcext:value-type="float">
            <text:p>23804200</text:p>
          </table:table-cell>
          <table:table-cell office:value-type="float" office:value="23627900" calcext:value-type="float">
            <text:p>23627900</text:p>
          </table:table-cell>
          <table:table-cell office:value-type="float" office:value="23552300" calcext:value-type="float">
            <text:p>23552300</text:p>
          </table:table-cell>
          <table:table-cell office:value-type="float" office:value="23715800" calcext:value-type="float">
            <text:p>23715800</text:p>
          </table:table-cell>
          <table:table-cell office:value-type="float" office:value="23699900" calcext:value-type="float">
            <text:p>23699900</text:p>
          </table:table-cell>
          <table:table-cell office:value-type="float" office:value="23615800" calcext:value-type="float">
            <text:p>23615800</text:p>
          </table:table-cell>
          <table:table-cell office:value-type="float" office:value="23633400" calcext:value-type="float">
            <text:p>23633400</text:p>
          </table:table-cell>
          <table:table-cell office:value-type="float" office:value="23752600" calcext:value-type="float">
            <text:p>23752600</text:p>
          </table:table-cell>
          <table:table-cell office:value-type="float" office:value="23697700" calcext:value-type="float">
            <text:p>23697700</text:p>
          </table:table-cell>
          <table:table-cell office:value-type="float" office:value="23617000" calcext:value-type="float">
            <text:p>23617000</text:p>
          </table:table-cell>
          <table:table-cell office:value-type="float" office:value="23589400" calcext:value-type="float">
            <text:p>23589400</text:p>
          </table:table-cell>
          <table:table-cell office:value-type="float" office:value="23712400" calcext:value-type="float">
            <text:p>23712400</text:p>
          </table:table-cell>
          <table:table-cell office:value-type="float" office:value="23621400" calcext:value-type="float">
            <text:p>23621400</text:p>
          </table:table-cell>
          <table:table-cell office:value-type="float" office:value="23754900" calcext:value-type="float">
            <text:p>23754900</text:p>
          </table:table-cell>
          <table:table-cell office:value-type="float" office:value="23605400" calcext:value-type="float">
            <text:p>23605400</text:p>
          </table:table-cell>
          <table:table-cell office:value-type="float" office:value="23622400" calcext:value-type="float">
            <text:p>23622400</text:p>
          </table:table-cell>
          <table:table-cell office:value-type="float" office:value="23662200" calcext:value-type="float">
            <text:p>23662200</text:p>
          </table:table-cell>
          <table:table-cell office:value-type="float" office:value="23762000" calcext:value-type="float">
            <text:p>23762000</text:p>
          </table:table-cell>
          <table:table-cell office:value-type="float" office:value="23601900" calcext:value-type="float">
            <text:p>23601900</text:p>
          </table:table-cell>
          <table:table-cell office:value-type="float" office:value="23590600" calcext:value-type="float">
            <text:p>23590600</text:p>
          </table:table-cell>
          <table:table-cell office:value-type="float" office:value="23615700" calcext:value-type="float">
            <text:p>23615700</text:p>
          </table:table-cell>
          <table:table-cell office:value-type="float" office:value="23741400" calcext:value-type="float">
            <text:p>23741400</text:p>
          </table:table-cell>
          <table:table-cell office:value-type="float" office:value="23850700" calcext:value-type="float">
            <text:p>23850700</text:p>
          </table:table-cell>
          <table:table-cell office:value-type="float" office:value="23809800" calcext:value-type="float">
            <text:p>23809800</text:p>
          </table:table-cell>
          <table:table-cell office:value-type="float" office:value="23778600" calcext:value-type="float">
            <text:p>23778600</text:p>
          </table:table-cell>
          <table:table-cell office:value-type="float" office:value="23732600" calcext:value-type="float">
            <text:p>23732600</text:p>
          </table:table-cell>
          <table:table-cell office:value-type="float" office:value="23852700" calcext:value-type="float">
            <text:p>23852700</text:p>
          </table:table-cell>
          <table:table-cell office:value-type="float" office:value="23775400" calcext:value-type="float">
            <text:p>23775400</text:p>
          </table:table-cell>
          <table:table-cell office:value-type="float" office:value="24029500" calcext:value-type="float">
            <text:p>24029500</text:p>
          </table:table-cell>
          <table:table-cell office:value-type="float" office:value="23852200" calcext:value-type="float">
            <text:p>23852200</text:p>
          </table:table-cell>
          <table:table-cell office:value-type="float" office:value="23717200" calcext:value-type="float">
            <text:p>237172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847100" calcext:value-type="float">
            <text:p>23847100</text:p>
          </table:table-cell>
          <table:table-cell office:value-type="float" office:value="23726400" calcext:value-type="float">
            <text:p>23726400</text:p>
          </table:table-cell>
          <table:table-cell office:value-type="float" office:value="24037200" calcext:value-type="float">
            <text:p>24037200</text:p>
          </table:table-cell>
          <table:table-cell office:value-type="float" office:value="23777800" calcext:value-type="float">
            <text:p>23777800</text:p>
          </table:table-cell>
          <table:table-cell office:value-type="float" office:value="23850100" calcext:value-type="float">
            <text:p>23850100</text:p>
          </table:table-cell>
          <table:table-cell office:value-type="float" office:value="23778200" calcext:value-type="float">
            <text:p>23778200</text:p>
          </table:table-cell>
          <table:table-cell office:value-type="float" office:value="23748100" calcext:value-type="float">
            <text:p>23748100</text:p>
          </table:table-cell>
          <table:table-cell office:value-type="float" office:value="24028800" calcext:value-type="float">
            <text:p>24028800</text:p>
          </table:table-cell>
          <table:table-cell office:value-type="float" office:value="23852700" calcext:value-type="float">
            <text:p>238527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51500" calcext:value-type="float">
            <text:p>23851500</text:p>
          </table:table-cell>
          <table:table-cell office:value-type="float" office:value="24036600" calcext:value-type="float">
            <text:p>24036600</text:p>
          </table:table-cell>
          <table:table-cell office:value-type="float" office:value="23777800" calcext:value-type="float">
            <text:p>23777800</text:p>
          </table:table-cell>
          <table:table-cell office:value-type="float" office:value="23847200" calcext:value-type="float">
            <text:p>238472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778200" calcext:value-type="float">
            <text:p>23778200</text:p>
          </table:table-cell>
          <table:table-cell office:value-type="float" office:value="24034400" calcext:value-type="float">
            <text:p>24034400</text:p>
          </table:table-cell>
          <table:table-cell office:value-type="float" office:value="23851600" calcext:value-type="float">
            <text:p>23851600</text:p>
          </table:table-cell>
          <table:table-cell office:value-type="float" office:value="23776500" calcext:value-type="float">
            <text:p>237765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4400" calcext:value-type="float">
            <text:p>24034400</text:p>
          </table:table-cell>
          <table:table-cell office:value-type="float" office:value="23847900" calcext:value-type="float">
            <text:p>23847900</text:p>
          </table:table-cell>
          <table:table-cell office:value-type="float" office:value="23778200" calcext:value-type="float">
            <text:p>23778200</text:p>
          </table:table-cell>
          <table:table-cell office:value-type="float" office:value="23850500" calcext:value-type="float">
            <text:p>238505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4300" calcext:value-type="float">
            <text:p>24034300</text:p>
          </table:table-cell>
          <table:table-cell office:value-type="float" office:value="23774300" calcext:value-type="float">
            <text:p>23774300</text:p>
          </table:table-cell>
          <table:table-cell office:value-type="float" office:value="23850600" calcext:value-type="float">
            <text:p>238506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4400" calcext:value-type="float">
            <text:p>24034400</text:p>
          </table:table-cell>
          <table:table-cell office:value-type="float" office:value="23852200" calcext:value-type="float">
            <text:p>238522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850300" calcext:value-type="float">
            <text:p>23850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6600" calcext:value-type="float">
            <text:p>24036600</text:p>
          </table:table-cell>
          <table:table-cell office:value-type="float" office:value="23778600" calcext:value-type="float">
            <text:p>23778600</text:p>
          </table:table-cell>
          <table:table-cell office:value-type="float" office:value="23851300" calcext:value-type="float">
            <text:p>23851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778600" calcext:value-type="float">
            <text:p>23778600</text:p>
          </table:table-cell>
          <table:table-cell office:value-type="float" office:value="24031800" calcext:value-type="float">
            <text:p>24031800</text:p>
          </table:table-cell>
          <table:table-cell office:value-type="float" office:value="23852100" calcext:value-type="float">
            <text:p>23852100</text:p>
          </table:table-cell>
          <table:table-cell office:value-type="float" office:value="23774300" calcext:value-type="float">
            <text:p>2377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49600" calcext:value-type="float">
            <text:p>23849600</text:p>
          </table:table-cell>
          <table:table-cell office:value-type="float" office:value="24037100" calcext:value-type="float">
            <text:p>240371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849700" calcext:value-type="float">
            <text:p>238497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4900" calcext:value-type="float">
            <text:p>24034900</text:p>
          </table:table-cell>
          <table:table-cell office:value-type="float" office:value="23774300" calcext:value-type="float">
            <text:p>23774300</text:p>
          </table:table-cell>
          <table:table-cell office:value-type="float" office:value="23850500" calcext:value-type="float">
            <text:p>238505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29100" calcext:value-type="float">
            <text:p>24029100</text:p>
          </table:table-cell>
          <table:table-cell office:value-type="float" office:value="23777100" calcext:value-type="float">
            <text:p>23777100</text:p>
          </table:table-cell>
          <table:table-cell office:value-type="float" office:value="23851000" calcext:value-type="float">
            <text:p>238510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775400" calcext:value-type="float">
            <text:p>237754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36300" calcext:value-type="float">
            <text:p>24036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26900" calcext:value-type="float">
            <text:p>240269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1700" calcext:value-type="float">
            <text:p>240317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39400" calcext:value-type="float">
            <text:p>240394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36300" calcext:value-type="float">
            <text:p>24036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35100" calcext:value-type="float">
            <text:p>240351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37600" calcext:value-type="float">
            <text:p>24037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808800" calcext:value-type="float">
            <text:p>23808800</text:p>
          </table:table-cell>
          <table:table-cell office:value-type="float" office:value="23899100" calcext:value-type="float">
            <text:p>238991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table:number-columns-repeated="2" office:value-type="float" office:value="24044300" calcext:value-type="float">
            <text:p>24044300</text:p>
          </table:table-cell>
          <table:table-cell table:number-columns-repeated="2"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table:number-columns-repeated="2"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office:value-type="float" office:value="23928600" calcext:value-type="float">
            <text:p>23928600</text:p>
          </table:table-cell>
          <table:table-cell office:value-type="float" office:value="24044300" calcext:value-type="float">
            <text:p>24044300</text:p>
          </table:table-cell>
          <table:table-cell table:number-columns-repeated="3" office:value-type="float" office:value="23928600" calcext:value-type="float">
            <text:p>23928600</text:p>
          </table:table-cell>
          <table:table-cell table:number-columns-repeated="22" office:value-type="float" office:value="24124600" calcext:value-type="float">
            <text:p>24124600</text:p>
          </table:table-cell>
          <table:table-cell table:number-columns-repeated="2"/>
          <table:table-cell table:formula="of:=MAX([.A12:.ME12])" office:value-type="float" office:value="24124600" calcext:value-type="float">
            <text:p>24124600</text:p>
          </table:table-cell>
          <table:table-cell table:number-columns-repeated="3"/>
        </table:table-row>
        <table:table-row table:style-name="ro1">
          <table:table-cell office:value-type="float" office:value="23641000" calcext:value-type="float">
            <text:p>23641000</text:p>
          </table:table-cell>
          <table:table-cell office:value-type="float" office:value="23468600" calcext:value-type="float">
            <text:p>23468600</text:p>
          </table:table-cell>
          <table:table-cell office:value-type="float" office:value="23657700" calcext:value-type="float">
            <text:p>23657700</text:p>
          </table:table-cell>
          <table:table-cell office:value-type="float" office:value="23904500" calcext:value-type="float">
            <text:p>23904500</text:p>
          </table:table-cell>
          <table:table-cell office:value-type="float" office:value="23490500" calcext:value-type="float">
            <text:p>23490500</text:p>
          </table:table-cell>
          <table:table-cell office:value-type="float" office:value="23651600" calcext:value-type="float">
            <text:p>23651600</text:p>
          </table:table-cell>
          <table:table-cell office:value-type="float" office:value="23683900" calcext:value-type="float">
            <text:p>23683900</text:p>
          </table:table-cell>
          <table:table-cell office:value-type="float" office:value="23913300" calcext:value-type="float">
            <text:p>23913300</text:p>
          </table:table-cell>
          <table:table-cell office:value-type="float" office:value="23507600" calcext:value-type="float">
            <text:p>23507600</text:p>
          </table:table-cell>
          <table:table-cell office:value-type="float" office:value="23606800" calcext:value-type="float">
            <text:p>23606800</text:p>
          </table:table-cell>
          <table:table-cell office:value-type="float" office:value="23663100" calcext:value-type="float">
            <text:p>23663100</text:p>
          </table:table-cell>
          <table:table-cell office:value-type="float" office:value="23471900" calcext:value-type="float">
            <text:p>23471900</text:p>
          </table:table-cell>
          <table:table-cell office:value-type="float" office:value="23651800" calcext:value-type="float">
            <text:p>23651800</text:p>
          </table:table-cell>
          <table:table-cell office:value-type="float" office:value="23651600" calcext:value-type="float">
            <text:p>23651600</text:p>
          </table:table-cell>
          <table:table-cell office:value-type="float" office:value="23920800" calcext:value-type="float">
            <text:p>23920800</text:p>
          </table:table-cell>
          <table:table-cell office:value-type="float" office:value="23498200" calcext:value-type="float">
            <text:p>23498200</text:p>
          </table:table-cell>
          <table:table-cell office:value-type="float" office:value="23644900" calcext:value-type="float">
            <text:p>23644900</text:p>
          </table:table-cell>
          <table:table-cell office:value-type="float" office:value="23651400" calcext:value-type="float">
            <text:p>23651400</text:p>
          </table:table-cell>
          <table:table-cell office:value-type="float" office:value="23924300" calcext:value-type="float">
            <text:p>23924300</text:p>
          </table:table-cell>
          <table:table-cell office:value-type="float" office:value="23480200" calcext:value-type="float">
            <text:p>23480200</text:p>
          </table:table-cell>
          <table:table-cell office:value-type="float" office:value="23617700" calcext:value-type="float">
            <text:p>23617700</text:p>
          </table:table-cell>
          <table:table-cell office:value-type="float" office:value="23686600" calcext:value-type="float">
            <text:p>23686600</text:p>
          </table:table-cell>
          <table:table-cell office:value-type="float" office:value="23470800" calcext:value-type="float">
            <text:p>23470800</text:p>
          </table:table-cell>
          <table:table-cell office:value-type="float" office:value="23934200" calcext:value-type="float">
            <text:p>23934200</text:p>
          </table:table-cell>
          <table:table-cell office:value-type="float" office:value="23689800" calcext:value-type="float">
            <text:p>23689800</text:p>
          </table:table-cell>
          <table:table-cell office:value-type="float" office:value="23676500" calcext:value-type="float">
            <text:p>23676500</text:p>
          </table:table-cell>
          <table:table-cell office:value-type="float" office:value="23480600" calcext:value-type="float">
            <text:p>23480600</text:p>
          </table:table-cell>
          <table:table-cell office:value-type="float" office:value="23671900" calcext:value-type="float">
            <text:p>23671900</text:p>
          </table:table-cell>
          <table:table-cell office:value-type="float" office:value="23942700" calcext:value-type="float">
            <text:p>23942700</text:p>
          </table:table-cell>
          <table:table-cell office:value-type="float" office:value="23649000" calcext:value-type="float">
            <text:p>23649000</text:p>
          </table:table-cell>
          <table:table-cell office:value-type="float" office:value="23493100" calcext:value-type="float">
            <text:p>23493100</text:p>
          </table:table-cell>
          <table:table-cell office:value-type="float" office:value="23636900" calcext:value-type="float">
            <text:p>23636900</text:p>
          </table:table-cell>
          <table:table-cell office:value-type="float" office:value="23645400" calcext:value-type="float">
            <text:p>23645400</text:p>
          </table:table-cell>
          <table:table-cell office:value-type="float" office:value="23483900" calcext:value-type="float">
            <text:p>23483900</text:p>
          </table:table-cell>
          <table:table-cell office:value-type="float" office:value="23914100" calcext:value-type="float">
            <text:p>23914100</text:p>
          </table:table-cell>
          <table:table-cell office:value-type="float" office:value="23648200" calcext:value-type="float">
            <text:p>23648200</text:p>
          </table:table-cell>
          <table:table-cell office:value-type="float" office:value="23639000" calcext:value-type="float">
            <text:p>23639000</text:p>
          </table:table-cell>
          <table:table-cell office:value-type="float" office:value="23475200" calcext:value-type="float">
            <text:p>23475200</text:p>
          </table:table-cell>
          <table:table-cell office:value-type="float" office:value="23920700" calcext:value-type="float">
            <text:p>23920700</text:p>
          </table:table-cell>
          <table:table-cell office:value-type="float" office:value="23635700" calcext:value-type="float">
            <text:p>23635700</text:p>
          </table:table-cell>
          <table:table-cell office:value-type="float" office:value="23483500" calcext:value-type="float">
            <text:p>23483500</text:p>
          </table:table-cell>
          <table:table-cell office:value-type="float" office:value="23652000" calcext:value-type="float">
            <text:p>23652000</text:p>
          </table:table-cell>
          <table:table-cell office:value-type="float" office:value="23651600" calcext:value-type="float">
            <text:p>23651600</text:p>
          </table:table-cell>
          <table:table-cell office:value-type="float" office:value="23907800" calcext:value-type="float">
            <text:p>23907800</text:p>
          </table:table-cell>
          <table:table-cell office:value-type="float" office:value="23507100" calcext:value-type="float">
            <text:p>23507100</text:p>
          </table:table-cell>
          <table:table-cell office:value-type="float" office:value="23650100" calcext:value-type="float">
            <text:p>23650100</text:p>
          </table:table-cell>
          <table:table-cell office:value-type="float" office:value="23623200" calcext:value-type="float">
            <text:p>23623200</text:p>
          </table:table-cell>
          <table:table-cell office:value-type="float" office:value="23535800" calcext:value-type="float">
            <text:p>23535800</text:p>
          </table:table-cell>
          <table:table-cell office:value-type="float" office:value="23696800" calcext:value-type="float">
            <text:p>23696800</text:p>
          </table:table-cell>
          <table:table-cell office:value-type="float" office:value="23903200" calcext:value-type="float">
            <text:p>23903200</text:p>
          </table:table-cell>
          <table:table-cell office:value-type="float" office:value="23657100" calcext:value-type="float">
            <text:p>23657100</text:p>
          </table:table-cell>
          <table:table-cell office:value-type="float" office:value="23486500" calcext:value-type="float">
            <text:p>23486500</text:p>
          </table:table-cell>
          <table:table-cell office:value-type="float" office:value="23689500" calcext:value-type="float">
            <text:p>23689500</text:p>
          </table:table-cell>
          <table:table-cell office:value-type="float" office:value="23932700" calcext:value-type="float">
            <text:p>23932700</text:p>
          </table:table-cell>
          <table:table-cell office:value-type="float" office:value="23670100" calcext:value-type="float">
            <text:p>23670100</text:p>
          </table:table-cell>
          <table:table-cell office:value-type="float" office:value="23479100" calcext:value-type="float">
            <text:p>23479100</text:p>
          </table:table-cell>
          <table:table-cell office:value-type="float" office:value="23661200" calcext:value-type="float">
            <text:p>23661200</text:p>
          </table:table-cell>
          <table:table-cell office:value-type="float" office:value="23480400" calcext:value-type="float">
            <text:p>23480400</text:p>
          </table:table-cell>
          <table:table-cell office:value-type="float" office:value="23667300" calcext:value-type="float">
            <text:p>23667300</text:p>
          </table:table-cell>
          <table:table-cell office:value-type="float" office:value="23897200" calcext:value-type="float">
            <text:p>23897200</text:p>
          </table:table-cell>
          <table:table-cell office:value-type="float" office:value="23661700" calcext:value-type="float">
            <text:p>23661700</text:p>
          </table:table-cell>
          <table:table-cell office:value-type="float" office:value="23487000" calcext:value-type="float">
            <text:p>23487000</text:p>
          </table:table-cell>
          <table:table-cell office:value-type="float" office:value="23643900" calcext:value-type="float">
            <text:p>23643900</text:p>
          </table:table-cell>
          <table:table-cell office:value-type="float" office:value="23655500" calcext:value-type="float">
            <text:p>23655500</text:p>
          </table:table-cell>
          <table:table-cell office:value-type="float" office:value="23938100" calcext:value-type="float">
            <text:p>23938100</text:p>
          </table:table-cell>
          <table:table-cell office:value-type="float" office:value="23490900" calcext:value-type="float">
            <text:p>23490900</text:p>
          </table:table-cell>
          <table:table-cell office:value-type="float" office:value="23638700" calcext:value-type="float">
            <text:p>23638700</text:p>
          </table:table-cell>
          <table:table-cell office:value-type="float" office:value="23629000" calcext:value-type="float">
            <text:p>23629000</text:p>
          </table:table-cell>
          <table:table-cell office:value-type="float" office:value="23467400" calcext:value-type="float">
            <text:p>23467400</text:p>
          </table:table-cell>
          <table:table-cell office:value-type="float" office:value="23934100" calcext:value-type="float">
            <text:p>23934100</text:p>
          </table:table-cell>
          <table:table-cell office:value-type="float" office:value="23665200" calcext:value-type="float">
            <text:p>23665200</text:p>
          </table:table-cell>
          <table:table-cell office:value-type="float" office:value="23646900" calcext:value-type="float">
            <text:p>23646900</text:p>
          </table:table-cell>
          <table:table-cell office:value-type="float" office:value="23815800" calcext:value-type="float">
            <text:p>23815800</text:p>
          </table:table-cell>
          <table:table-cell office:value-type="float" office:value="23633700" calcext:value-type="float">
            <text:p>23633700</text:p>
          </table:table-cell>
          <table:table-cell office:value-type="float" office:value="23928500" calcext:value-type="float">
            <text:p>23928500</text:p>
          </table:table-cell>
          <table:table-cell office:value-type="float" office:value="23630500" calcext:value-type="float">
            <text:p>23630500</text:p>
          </table:table-cell>
          <table:table-cell office:value-type="float" office:value="23824100" calcext:value-type="float">
            <text:p>23824100</text:p>
          </table:table-cell>
          <table:table-cell office:value-type="float" office:value="23930300" calcext:value-type="float">
            <text:p>239303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36000" calcext:value-type="float">
            <text:p>23836000</text:p>
          </table:table-cell>
          <table:table-cell office:value-type="float" office:value="23977000" calcext:value-type="float">
            <text:p>239770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28100" calcext:value-type="float">
            <text:p>23928100</text:p>
          </table:table-cell>
          <table:table-cell office:value-type="float" office:value="23815100" calcext:value-type="float">
            <text:p>23815100</text:p>
          </table:table-cell>
          <table:table-cell office:value-type="float" office:value="23996700" calcext:value-type="float">
            <text:p>23996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09600" calcext:value-type="float">
            <text:p>23809600</text:p>
          </table:table-cell>
          <table:table-cell office:value-type="float" office:value="23920600" calcext:value-type="float">
            <text:p>23920600</text:p>
          </table:table-cell>
          <table:table-cell office:value-type="float" office:value="24017800" calcext:value-type="float">
            <text:p>240178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10800" calcext:value-type="float">
            <text:p>23810800</text:p>
          </table:table-cell>
          <table:table-cell office:value-type="float" office:value="23923800" calcext:value-type="float">
            <text:p>23923800</text:p>
          </table:table-cell>
          <table:table-cell table:number-columns-repeated="2" office:value-type="float" office:value="23885300" calcext:value-type="float">
            <text:p>23885300</text:p>
          </table:table-cell>
          <table:table-cell office:value-type="float" office:value="23994300" calcext:value-type="float">
            <text:p>23994300</text:p>
          </table:table-cell>
          <table:table-cell office:value-type="float" office:value="23809200" calcext:value-type="float">
            <text:p>23809200</text:p>
          </table:table-cell>
          <table:table-cell office:value-type="float" office:value="23917100" calcext:value-type="float">
            <text:p>23917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00900" calcext:value-type="float">
            <text:p>24000900</text:p>
          </table:table-cell>
          <table:table-cell office:value-type="float" office:value="23815100" calcext:value-type="float">
            <text:p>23815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09200" calcext:value-type="float">
            <text:p>23809200</text:p>
          </table:table-cell>
          <table:table-cell office:value-type="float" office:value="24020200" calcext:value-type="float">
            <text:p>24020200</text:p>
          </table:table-cell>
          <table:table-cell office:value-type="float" office:value="24104400" calcext:value-type="float">
            <text:p>241044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21600" calcext:value-type="float">
            <text:p>23821600</text:p>
          </table:table-cell>
          <table:table-cell office:value-type="float" office:value="23986600" calcext:value-type="float">
            <text:p>23986600</text:p>
          </table:table-cell>
          <table:table-cell office:value-type="float" office:value="24097300" calcext:value-type="float">
            <text:p>240973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13500" calcext:value-type="float">
            <text:p>23813500</text:p>
          </table:table-cell>
          <table:table-cell office:value-type="float" office:value="24004600" calcext:value-type="float">
            <text:p>240046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16000" calcext:value-type="float">
            <text:p>23816000</text:p>
          </table:table-cell>
          <table:table-cell office:value-type="float" office:value="24105400" calcext:value-type="float">
            <text:p>24105400</text:p>
          </table:table-cell>
          <table:table-cell office:value-type="float" office:value="24025000" calcext:value-type="float">
            <text:p>240250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05400" calcext:value-type="float">
            <text:p>23805400</text:p>
          </table:table-cell>
          <table:table-cell office:value-type="float" office:value="23972500" calcext:value-type="float">
            <text:p>23972500</text:p>
          </table:table-cell>
          <table:table-cell office:value-type="float" office:value="24099400" calcext:value-type="float">
            <text:p>240994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00800" calcext:value-type="float">
            <text:p>23800800</text:p>
          </table:table-cell>
          <table:table-cell office:value-type="float" office:value="24000500" calcext:value-type="float">
            <text:p>24000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01600" calcext:value-type="float">
            <text:p>23801600</text:p>
          </table:table-cell>
          <table:table-cell office:value-type="float" office:value="24095600" calcext:value-type="float">
            <text:p>24095600</text:p>
          </table:table-cell>
          <table:table-cell office:value-type="float" office:value="24016500" calcext:value-type="float">
            <text:p>24016500</text:p>
          </table:table-cell>
          <table:table-cell office:value-type="float" office:value="23809100" calcext:value-type="float">
            <text:p>23809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813900" calcext:value-type="float">
            <text:p>23813900</text:p>
          </table:table-cell>
          <table:table-cell office:value-type="float" office:value="24103100" calcext:value-type="float">
            <text:p>24103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20000" calcext:value-type="float">
            <text:p>24020000</text:p>
          </table:table-cell>
          <table:table-cell office:value-type="float" office:value="23821000" calcext:value-type="float">
            <text:p>238210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18200" calcext:value-type="float">
            <text:p>24018200</text:p>
          </table:table-cell>
          <table:table-cell office:value-type="float" office:value="24102900" calcext:value-type="float">
            <text:p>24102900</text:p>
          </table:table-cell>
          <table:table-cell office:value-type="float" office:value="23809000" calcext:value-type="float">
            <text:p>238090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8800" calcext:value-type="float">
            <text:p>23958800</text:p>
          </table:table-cell>
          <table:table-cell office:value-type="float" office:value="23800900" calcext:value-type="float">
            <text:p>238009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02300" calcext:value-type="float">
            <text:p>24102300</text:p>
          </table:table-cell>
          <table:table-cell office:value-type="float" office:value="24012000" calcext:value-type="float">
            <text:p>240120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12100" calcext:value-type="float">
            <text:p>24012100</text:p>
          </table:table-cell>
          <table:table-cell office:value-type="float" office:value="24105400" calcext:value-type="float">
            <text:p>241054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981800" calcext:value-type="float">
            <text:p>239818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02300" calcext:value-type="float">
            <text:p>24102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993700" calcext:value-type="float">
            <text:p>2399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92200" calcext:value-type="float">
            <text:p>23992200</text:p>
          </table:table-cell>
          <table:table-cell office:value-type="float" office:value="24105100" calcext:value-type="float">
            <text:p>24105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05300" calcext:value-type="float">
            <text:p>2410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95700" calcext:value-type="float">
            <text:p>24095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99400" calcext:value-type="float">
            <text:p>240994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04700" calcext:value-type="float">
            <text:p>24104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97700" calcext:value-type="float">
            <text:p>24097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02300" calcext:value-type="float">
            <text:p>241023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99900" calcext:value-type="float">
            <text:p>240999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04600" calcext:value-type="float">
            <text:p>241046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99400" calcext:value-type="float">
            <text:p>240994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table:number-columns-repeated="2"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3885300" calcext:value-type="float">
            <text:p>238853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table:number-columns-repeated="2" office:value-type="float" office:value="23959500" calcext:value-type="float">
            <text:p>239595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table:number-columns-repeated="2"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table:number-columns-repeated="2"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office:value-type="float" office:value="24113700" calcext:value-type="float">
            <text:p>24113700</text:p>
          </table:table-cell>
          <table:table-cell office:value-type="float" office:value="24040100" calcext:value-type="float">
            <text:p>24040100</text:p>
          </table:table-cell>
          <table:table-cell table:number-columns-repeated="20" office:value-type="float" office:value="24113700" calcext:value-type="float">
            <text:p>24113700</text:p>
          </table:table-cell>
          <table:table-cell table:number-columns-repeated="22" office:value-type="float" office:value="24134900" calcext:value-type="float">
            <text:p>24134900</text:p>
          </table:table-cell>
          <table:table-cell/>
          <table:table-cell table:formula="of:=MAX([.A13:.ME13])" office:value-type="float" office:value="24134900" calcext:value-type="float">
            <text:p>24134900</text:p>
          </table:table-cell>
          <table:table-cell table:number-columns-repeated="3"/>
        </table:table-row>
        <table:table-row table:style-name="ro1" table:number-rows-repeated="1048562">
          <table:table-cell table:number-columns-repeated="348"/>
        </table:table-row>
        <table:table-row table:style-name="ro1">
          <table:table-cell table:number-columns-repeated="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09:30.537145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16:10.321135039</dc:date>
    <meta:editing-duration>PT7M58S</meta:editing-duration>
    <meta:editing-cycles>2</meta:editing-cycles>
    <meta:generator>LibreOffice/5.1.6.2$Linux_X86_64 LibreOffice_project/10m0$Build-2</meta:generator>
    <meta:document-statistic meta:table-count="1" meta:cell-count="3453" meta:object-count="0"/>
  </office:meta>
</office:document-meta>
</file>